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5D0000019F2A9E7BCCB108298E.png" manifest:media-type="image/png"/>
  <manifest:file-entry manifest:full-path="Pictures/1000020100000435000002014AA292AE2CC1FE7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2611in" fo:margin-left="-0.0854in" table:align="left"/>
    </style:style>
    <style:style style:name="Table2.A" style:family="table-column">
      <style:table-column-properties style:column-width="1.4188in"/>
    </style:style>
    <style:style style:name="Table2.B" style:family="table-column">
      <style:table-column-properties style:column-width="2.9882in"/>
    </style:style>
    <style:style style:name="Table2.C" style:family="table-column">
      <style:table-column-properties style:column-width="2.8542in"/>
    </style:style>
    <style:style style:name="Table2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2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2.A3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2.A22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none" style:writing-mode="lr-tb">
        <style:background-image/>
      </style:table-cell-properties>
    </style:style>
    <style:style style:name="Exámenescortos" style:family="table">
      <style:table-properties style:width="5.5625in" table:align="left"/>
    </style:style>
    <style:style style:name="Exámenescortos.A" style:family="table-column">
      <style:table-column-properties style:column-width="2.1729in"/>
    </style:style>
    <style:style style:name="Exámenescortos.B" style:family="table-column">
      <style:table-column-properties style:column-width="1.6951in"/>
    </style:style>
    <style:style style:name="Exámenescortos.C" style:family="table-column">
      <style:table-column-properties style:column-width="1.6944in"/>
    </style:style>
    <style:style style:name="Exámenescortos.A1" style:family="table-cell">
      <style:table-cell-properties fo:padding="0in" fo:border="none" style:writing-mode="page"/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in" fo:border="none" style:writing-mode="page"/>
    </style:style>
    <style:style style:name="P1" style:family="paragraph" style:parent-style-name="Pie_20_de_20_página">
      <style:paragraph-properties fo:margin-left="0in" fo:margin-right="0.25in" fo:text-indent="0in" style:auto-text-indent="false"/>
    </style:style>
    <style:style style:name="P2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5" style:family="paragraph" style:parent-style-name="Encabezado">
      <style:paragraph-properties fo:text-align="end" style:justify-single-word="false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style:font-size-asian="11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officeooo:paragraph-rsid="0047f1f2" style:font-size-asian="11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officeooo:rsid="0047f1f2" officeooo:paragraph-rsid="0047f1f2" style:font-size-asian="11pt"/>
    </style:style>
    <style:style style:name="P9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officeooo:rsid="0047f1f2" officeooo:paragraph-rsid="00859e07" style:font-size-asian="11pt"/>
    </style:style>
    <style:style style:name="P1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bold" officeooo:rsid="003a12ba" officeooo:paragraph-rsid="003a12ba" style:font-name-asian="Calibri2" style:font-size-asian="11pt" style:font-weight-asian="bold" style:font-name-complex="Calibri2" style:font-weight-complex="bold"/>
    </style:style>
    <style:style style:name="P1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bold" officeooo:rsid="003a12ba" officeooo:paragraph-rsid="0063840b" style:font-name-asian="Calibri2" style:font-size-asian="11pt" style:font-weight-asian="bold" style:font-name-complex="Calibri2" style:font-weight-complex="bold"/>
    </style:style>
    <style:style style:name="P1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normal" officeooo:rsid="003a12ba" officeooo:paragraph-rsid="0063840b" style:font-name-asian="Calibri2" style:font-size-asian="11pt" style:font-weight-asian="normal" style:font-name-complex="Calibri2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Calibri2" fo:font-size="11pt" fo:font-weight="normal" officeooo:rsid="00629813" officeooo:paragraph-rsid="006982a2" style:font-size-asian="11pt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2f9ba7" officeooo:paragraph-rsid="002f9ba7" style:font-name-asian="Calibri2" style:font-size-asian="11pt" style:font-weight-asian="bold" style:font-name-complex="Calibri2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paragraph-rsid="008ab4fc" style:font-name-asian="Calibri2" style:font-size-asian="11pt" style:font-weight-asian="bold" style:font-name-complex="Calibri2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24b01f" officeooo:paragraph-rsid="008ab4fc" style:font-name-asian="Calibri2" style:font-size-asian="11pt" style:font-weight-asian="bold" style:font-name-complex="Calibri2" style:font-weight-complex="bold"/>
    </style:style>
    <style:style style:name="P1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style:font-name-asian="Calibri2" style:font-size-asian="11pt" style:font-weight-asian="bold" style:font-name-complex="Calibri2" style:font-size-complex="10pt" style:font-weight-complex="bold"/>
    </style:style>
    <style:style style:name="P1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2d6400" officeooo:paragraph-rsid="002e2ce2" style:font-name-asian="Calibri2" style:font-size-asian="11pt" style:font-weight-asian="bold" style:font-name-complex="Calibri2" style:font-size-complex="10pt" style:font-weight-complex="bold"/>
    </style:style>
    <style:style style:name="P1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fo:background-color="#ffffff" style:font-name-asian="Calibri2" style:font-size-asian="11pt" style:font-weight-asian="bold" style:font-name-complex="Calibri2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27990f" officeooo:paragraph-rsid="0027990f" fo:background-color="#ffffff" style:font-name-asian="Calibri2" style:font-size-asian="11pt" style:font-weight-asian="bold" style:font-name-complex="Calibri2" style:font-size-complex="10pt" style:font-weight-complex="bold"/>
    </style:style>
    <style:style style:name="P2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13460" officeooo:paragraph-rsid="00313460" fo:background-color="#ffffff" style:font-name-asian="Calibri2" style:font-size-asian="11pt" style:font-weight-asian="bold" style:font-name-complex="Calibri2" style:font-weight-complex="bold"/>
    </style:style>
    <style:style style:name="P2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5eae1" officeooo:paragraph-rsid="0035eae1" fo:background-color="#ffffff" style:font-name-asian="Calibri2" style:font-size-asian="11pt" style:font-weight-asian="bold" style:font-name-complex="Calibri2" style:font-weight-complex="bold"/>
    </style:style>
    <style:style style:name="P2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5eae1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2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8c3f6" officeooo:paragraph-rsid="0038c3f6" fo:background-color="#ffffff" style:font-name-asian="Calibri2" style:font-size-asian="11pt" style:font-weight-asian="bold" style:font-name-complex="Calibri2" style:font-weight-complex="bold"/>
    </style:style>
    <style:style style:name="P2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8c3f6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2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a12ba" officeooo:paragraph-rsid="003a12ba" fo:background-color="#ffffff" style:font-name-asian="Calibri2" style:font-size-asian="11pt" style:font-weight-asian="bold" style:font-name-complex="Calibri2" style:font-weight-complex="bold"/>
    </style:style>
    <style:style style:name="P2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a12ba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28" style:family="paragraph" style:parent-style-name="Standard">
      <style:paragraph-properties fo:line-height="115%" fo:text-align="justify" style:justify-single-word="false">
        <style:tab-stops>
          <style:tab-stop style:position="3.0189in"/>
          <style:tab-stop style:position="6.8854in"/>
        </style:tab-stops>
      </style:paragraph-properties>
      <style:text-properties fo:color="#000000" style:font-name="Calibri2" fo:font-size="11pt" fo:font-weight="bold" fo:background-color="#ffffff" style:font-name-asian="Calibri2" style:font-size-asian="11pt" style:font-weight-asian="bold" style:font-name-complex="Calibri2" style:font-weight-complex="bold"/>
    </style:style>
    <style:style style:name="P2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8ab4fc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29939" officeooo:paragraph-rsid="00529939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46e1d" officeooo:paragraph-rsid="00546e1d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46e1d" officeooo:paragraph-rsid="0064e39f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5ea90" officeooo:paragraph-rsid="0063840b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6540f0" officeooo:paragraph-rsid="006540f0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725f4e" officeooo:paragraph-rsid="00546e1d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725f4e" officeooo:paragraph-rsid="00725f4e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95a6d" fo:background-color="#ffffff" style:font-name-asian="Calibri2" style:font-size-asian="11pt" style:font-weight-asian="normal" style:font-name-complex="Calibri2" style:font-size-complex="10pt" style:font-weight-complex="normal"/>
    </style:style>
    <style:style style:name="P3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13460" officeooo:paragraph-rsid="00313460" fo:background-color="#ffffff" style:font-name-asian="Calibri2" style:font-size-asian="11pt" style:font-weight-asian="normal" style:font-name-complex="Calibri2" style:font-weight-complex="normal"/>
    </style:style>
    <style:style style:name="P4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5eae1" officeooo:paragraph-rsid="0035eae1" fo:background-color="#ffffff" style:font-name-asian="Calibri2" style:font-size-asian="11pt" style:font-weight-asian="normal" style:font-name-complex="Calibri2" style:font-weight-complex="normal"/>
    </style:style>
    <style:style style:name="P4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8c3f6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4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d2a15" officeooo:paragraph-rsid="002d2a15" style:font-name-asian="Calibri2" style:font-size-asian="11pt" style:font-weight-asian="normal" style:font-name-complex="Calibri2" style:font-size-complex="10pt" style:font-weight-complex="normal"/>
    </style:style>
    <style:style style:name="P4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style:font-name-asian="Calibri2" style:font-size-asian="11pt" style:font-weight-asian="normal" style:font-name-complex="Calibri2" style:font-size-complex="10pt" style:font-weight-complex="normal"/>
    </style:style>
    <style:style style:name="P4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4f683a" style:font-name-asian="Calibri2" style:font-size-asian="11pt" style:font-weight-asian="normal" style:font-name-complex="Calibri2" style:font-size-complex="10pt" style:font-weight-complex="normal"/>
    </style:style>
    <style:style style:name="P4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c559a" officeooo:paragraph-rsid="004c559a" style:font-name-asian="Calibri2" style:font-size-asian="11pt" style:font-weight-asian="normal" style:font-name-complex="Calibri2" style:font-size-complex="10pt" style:font-weight-complex="normal"/>
    </style:style>
    <style:style style:name="P4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29939" officeooo:paragraph-rsid="00529939" style:font-name-asian="Calibri2" style:font-size-asian="11pt" style:font-weight-asian="normal" style:font-name-complex="Calibri2" style:font-size-complex="10pt" style:font-weight-complex="normal"/>
    </style:style>
    <style:style style:name="P4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46e1d" officeooo:paragraph-rsid="00546e1d" style:font-name-asian="Calibri2" style:font-size-asian="11pt" style:font-weight-asian="normal" style:font-name-complex="Calibri2" style:font-size-complex="10pt" style:font-weight-complex="normal"/>
    </style:style>
    <style:style style:name="P4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f9ba7" officeooo:paragraph-rsid="002f9ba7" style:font-name-asian="Calibri2" style:font-size-asian="11pt" style:font-weight-asian="normal" style:font-name-complex="Calibri2" style:font-weight-complex="normal"/>
    </style:style>
    <style:style style:name="P49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8ab4fc" style:font-name-asian="Calibri2" style:font-size-asian="11pt" style:font-weight-asian="normal" style:font-name-complex="Calibri2" style:font-weight-complex="normal"/>
    </style:style>
    <style:style style:name="P5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a12ba" officeooo:paragraph-rsid="0063840b" fo:background-color="#ffffff" style:font-name-asian="Calibri2" style:font-size-asian="11pt" style:font-name-complex="Calibri2"/>
    </style:style>
    <style:style style:name="P51" style:family="paragraph" style:parent-style-name="Standard">
      <style:paragraph-properties fo:line-height="115%" fo:text-align="justify" style:justify-single-word="false"/>
      <style:text-properties fo:color="#000000" style:font-name="Calibri2" fo:font-size="11pt" fo:background-color="#ffffff" style:font-name-asian="Calibri2" style:font-size-asian="11pt" style:font-name-complex="Calibri2"/>
    </style:style>
    <style:style style:name="P52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background-color="#ffffff" style:font-name-asian="Calibri2" style:font-size-asian="11pt" style:font-name-complex="Calibri2"/>
    </style:style>
    <style:style style:name="P53" style:family="paragraph" style:parent-style-name="Standard">
      <style:paragraph-properties fo:line-height="115%" fo:text-align="justify" style:justify-single-word="false"/>
      <style:text-properties fo:color="#000000" style:font-name="Calibri2" fo:font-size="11pt" officeooo:paragraph-rsid="0050e7e7" fo:background-color="#ffffff" style:font-name-asian="Calibri2" style:font-size-asian="11pt" style:font-name-complex="Calibri2"/>
    </style:style>
    <style:style style:name="P54" style:family="paragraph" style:parent-style-name="Standard">
      <style:paragraph-properties fo:line-height="115%" fo:text-align="justify" style:justify-single-word="false"/>
      <style:text-properties fo:color="#000000" style:font-name="Calibri2" fo:font-size="11pt" officeooo:paragraph-rsid="006f38b1" fo:background-color="#ffffff" style:font-name-asian="Calibri2" style:font-size-asian="11pt" style:font-name-complex="Calibri2"/>
    </style:style>
    <style:style style:name="P55" style:family="paragraph" style:parent-style-name="Standard">
      <style:paragraph-properties fo:line-height="115%" fo:text-align="justify" style:justify-single-word="false"/>
      <style:text-properties fo:color="#000000" style:font-name="Calibri2" fo:font-size="11pt" officeooo:paragraph-rsid="0076d1eb" fo:background-color="#ffffff" style:font-name-asian="Calibri2" style:font-size-asian="11pt" style:font-name-complex="Calibri2"/>
    </style:style>
    <style:style style:name="P56" style:family="paragraph" style:parent-style-name="Standard">
      <style:paragraph-properties fo:line-height="115%" fo:text-align="justify" style:justify-single-word="false"/>
      <style:text-properties fo:color="#000000" style:font-name="Calibri2" fo:font-size="10pt" fo:font-weight="bold" fo:background-color="#ffffff" style:font-name-asian="Calibri2" style:font-size-asian="10pt" style:font-weight-asian="bold" style:font-name-complex="Calibri2" style:font-size-complex="10pt" style:font-weight-complex="bold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a8ed43" officeooo:paragraph-rsid="0025f9b8" fo:background-color="transparent" style:font-name-asian="Calibri1" style:font-size-asian="10pt" style:font-weight-asian="bold" style:font-name-complex="Calibri1" style:font-size-complex="10pt" style:font-weight-complex="bold"/>
    </style:style>
    <style:style style:name="P5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</style:style>
    <style:style style:name="P5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7990f"/>
    </style:style>
    <style:style style:name="P6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6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8ab4fc"/>
    </style:style>
    <style:style style:name="P62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47f1f2"/>
    </style:style>
    <style:style style:name="P63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859e07"/>
    </style:style>
    <style:style style:name="P64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style:font-name="Calibri2" fo:font-size="11pt" fo:font-weight="bold" style:font-size-asian="11pt" style:font-weight-asian="bold" style:font-weight-complex="bold"/>
    </style:style>
    <style:style style:name="P65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</style:style>
    <style:style style:name="P66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6d5a06"/>
    </style:style>
    <style:style style:name="P67" style:family="paragraph" style:parent-style-name="Standard_20__28_user_29_">
      <style:paragraph-properties fo:text-align="justify" style:justify-single-word="false"/>
      <style:text-properties style:font-name="Calibri2" fo:font-size="11pt" fo:font-weight="bold" style:font-size-asian="11pt" style:font-weight-asian="bold" style:font-weight-complex="bold"/>
    </style:style>
    <style:style style:name="P68" style:family="paragraph" style:parent-style-name="Standard_20__28_user_29_">
      <style:paragraph-properties fo:line-height="115%"/>
      <style:text-properties style:font-name="Calibri2" fo:font-size="11pt" fo:font-weight="bold" style:font-size-asian="11pt" style:font-weight-asian="bold" style:font-weight-complex="bold"/>
    </style:style>
    <style:style style:name="P69" style:family="paragraph" style:parent-style-name="Standard_20__28_user_29_">
      <style:paragraph-properties fo:line-height="115%" fo:text-align="justify" style:justify-single-word="false"/>
      <style:text-properties style:font-name="Calibri2" fo:font-size="11pt" fo:font-weight="bold" style:font-size-asian="11pt" style:font-weight-asian="bold" style:font-weight-complex="bold"/>
    </style:style>
    <style:style style:name="P70" style:family="paragraph" style:parent-style-name="Standard_20__28_user_29_">
      <style:paragraph-properties fo:line-height="115%" fo:text-align="justify" style:justify-single-word="false"/>
      <style:text-properties style:font-name="Calibri2" fo:font-size="11pt" fo:font-weight="bold" officeooo:paragraph-rsid="00493fde" style:font-size-asian="11pt" style:font-weight-asian="bold" style:font-weight-complex="bold"/>
    </style:style>
    <style:style style:name="P71" style:family="paragraph" style:parent-style-name="Standard_20__28_user_29_">
      <style:paragraph-properties fo:text-align="justify" style:justify-single-word="false"/>
      <style:text-properties style:font-name="Calibri2" fo:font-size="11pt" fo:language="es" fo:country="MX" fo:font-weight="bold" style:font-size-asian="11pt" style:font-weight-asian="bold" style:font-weight-complex="bold"/>
    </style:style>
    <style:style style:name="P72" style:family="paragraph" style:parent-style-name="Standard_20__28_user_29_">
      <style:paragraph-properties fo:line-height="115%" fo:text-align="justify" style:justify-single-word="false"/>
      <style:text-properties style:font-name="Calibri2" fo:font-size="11pt" fo:language="es" fo:country="MX" fo:font-weight="bold" style:font-size-asian="11pt" style:font-weight-asian="bold" style:font-weight-complex="bold"/>
    </style:style>
    <style:style style:name="P73" style:family="paragraph" style:parent-style-name="Standard_20__28_user_29_">
      <style:paragraph-properties fo:line-height="115%" fo:text-align="center" style:justify-single-word="false"/>
      <style:text-properties style:font-name="Calibri2" fo:font-size="11pt" style:font-size-asian="11pt"/>
    </style:style>
    <style:style style:name="P74" style:family="paragraph" style:parent-style-name="Standard_20__28_user_29_">
      <style:paragraph-properties fo:line-height="115%" fo:text-align="justify" style:justify-single-word="false"/>
      <style:text-properties style:font-name="Calibri2" fo:font-size="11pt" fo:font-weight="normal" officeooo:rsid="00493fde" officeooo:paragraph-rsid="00493fde" style:font-size-asian="11pt" style:font-weight-asian="normal" style:font-weight-complex="normal"/>
    </style:style>
    <style:style style:name="P75" style:family="paragraph" style:parent-style-name="Standard_20__28_user_29_">
      <style:paragraph-properties fo:line-height="115%" fo:text-align="center" style:justify-single-word="false"/>
      <style:text-properties style:font-name="Calibri2" fo:font-size="11pt" fo:font-weight="normal" officeooo:rsid="00493fde" officeooo:paragraph-rsid="00493fde" style:font-size-asian="11pt" style:font-weight-asian="normal" style:font-weight-complex="normal"/>
    </style:style>
    <style:style style:name="P76" style:family="paragraph" style:parent-style-name="Standard_20__28_user_29_">
      <style:paragraph-properties fo:line-height="115%" fo:text-align="justify" style:justify-single-word="false"/>
      <style:text-properties style:font-name="Calibri2" fo:font-size="11pt" fo:font-weight="normal" officeooo:rsid="00629813" officeooo:paragraph-rsid="00493fde" style:font-size-asian="11pt" style:font-weight-asian="normal" style:font-weight-complex="normal"/>
    </style:style>
    <style:style style:name="P77" style:family="paragraph" style:parent-style-name="Standard_20__28_user_29_">
      <style:paragraph-properties fo:line-height="115%" fo:text-align="justify" style:justify-single-word="false"/>
      <style:text-properties style:font-name="Calibri2" fo:font-size="11pt" fo:font-weight="normal" officeooo:rsid="00613e16" officeooo:paragraph-rsid="00493fde" style:font-size-asian="11pt" style:font-weight-asian="normal" style:font-weight-complex="normal"/>
    </style:style>
    <style:style style:name="P78" style:family="paragraph" style:parent-style-name="Standard_20__28_user_29_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79" style:family="paragraph" style:parent-style-name="Standard_20__28_user_29_">
      <style:paragraph-properties fo:line-height="115%"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80" style:family="paragraph" style:parent-style-name="Standard_20__28_user_29_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81" style:family="paragraph" style:parent-style-name="Standard_20__28_user_29_">
      <style:paragraph-properties fo:text-align="center" style:justify-single-word="false"/>
      <style:text-properties style:font-name="Calibri2" fo:font-size="10pt" officeooo:paragraph-rsid="008d0a18" style:font-size-asian="10pt" style:font-size-complex="10pt"/>
    </style:style>
    <style:style style:name="P82" style:family="paragraph" style:parent-style-name="Standard_20__28_user_29_">
      <style:paragraph-properties fo:text-align="center" style:justify-single-word="false"/>
      <style:text-properties style:font-name="Calibri2" fo:font-size="10pt" officeooo:paragraph-rsid="00347d9b" style:font-size-asian="10pt" style:font-size-complex="10pt"/>
    </style:style>
    <style:style style:name="P83" style:family="paragraph" style:parent-style-name="Standard_20__28_user_29_">
      <style:paragraph-properties fo:text-align="center" style:justify-single-word="false"/>
      <style:text-properties style:font-name="Calibri2" fo:font-size="10pt" officeooo:paragraph-rsid="003590ca" style:font-size-asian="10pt" style:font-size-complex="10pt"/>
    </style:style>
    <style:style style:name="P84" style:family="paragraph" style:parent-style-name="Standard_20__28_user_29_">
      <style:paragraph-properties fo:text-align="center" style:justify-single-word="false"/>
      <style:text-properties style:font-name="Calibri2" fo:font-size="12pt" fo:font-weight="bold" officeooo:rsid="003421e7" officeooo:paragraph-rsid="003421e7" style:font-size-asian="12pt" style:font-weight-asian="bold" style:font-size-complex="12pt" style:font-weight-complex="bold"/>
    </style:style>
    <style:style style:name="P85" style:family="paragraph" style:parent-style-name="Standard_20__28_user_29_">
      <style:paragraph-properties fo:text-align="center" style:justify-single-word="false"/>
      <style:text-properties style:font-name="Calibri2" fo:font-size="12pt" fo:font-weight="bold" officeooo:rsid="00376e27" officeooo:paragraph-rsid="0063840b" style:font-size-asian="12pt" style:font-weight-asian="bold" style:font-size-complex="12pt" style:font-weight-complex="bold"/>
    </style:style>
    <style:style style:name="P86" style:family="paragraph" style:parent-style-name="Standard_20__28_user_29_">
      <style:paragraph-properties fo:text-align="center" style:justify-single-word="false"/>
      <style:text-properties style:font-name="Calibri2" fo:font-size="12pt" fo:font-weight="bold" officeooo:rsid="003e9840" officeooo:paragraph-rsid="0063840b" style:font-size-asian="12pt" style:font-weight-asian="bold" style:font-size-complex="12pt" style:font-weight-complex="bold"/>
    </style:style>
    <style:style style:name="P87" style:family="paragraph" style:parent-style-name="Standard_20__28_user_29_">
      <style:paragraph-properties fo:line-height="115%" fo:text-align="center" style:justify-single-word="false"/>
      <style:text-properties style:font-name="Calibri2" fo:font-size="14pt" fo:font-weight="bold" style:font-size-asian="14pt" style:font-weight-asian="bold" style:font-weight-complex="bold"/>
    </style:style>
    <style:style style:name="P88" style:family="paragraph" style:parent-style-name="Standard_20__28_user_29_">
      <style:paragraph-properties fo:line-height="115%"/>
      <style:text-properties style:font-name="Calibri2" fo:font-weight="bold" style:font-weight-asian="bold" style:font-weight-complex="bold"/>
    </style:style>
    <style:style style:name="P89" style:family="paragraph" style:parent-style-name="Standard_20__28_user_29_">
      <style:paragraph-properties fo:text-align="justify" style:justify-single-word="false"/>
    </style:style>
    <style:style style:name="P90" style:family="paragraph" style:parent-style-name="Standard_20__28_user_29_">
      <style:paragraph-properties fo:text-align="center" style:justify-single-word="false"/>
      <style:text-properties fo:color="#1c1c1c" style:font-name="Calibri2" fo:font-size="10pt" style:font-size-asian="10pt" style:font-size-complex="10pt"/>
    </style:style>
    <style:style style:name="P91" style:family="paragraph" style:parent-style-name="Standard_20__28_user_29_">
      <style:paragraph-properties fo:text-align="center" style:justify-single-word="false"/>
      <style:text-properties fo:color="#1c1c1c" style:font-name="Calibri2" fo:font-size="10pt" officeooo:paragraph-rsid="008ab4fc" style:font-size-asian="10pt" style:font-size-complex="10pt"/>
    </style:style>
    <style:style style:name="P92" style:family="paragraph" style:parent-style-name="Standard_20__28_user_29_">
      <style:paragraph-properties fo:text-align="center" style:justify-single-word="false"/>
      <style:text-properties fo:color="#1c1c1c" style:font-name="Calibri2" fo:font-size="12pt" fo:font-weight="bold" officeooo:rsid="002c4a0a" officeooo:paragraph-rsid="002c4a0a" style:font-size-asian="12pt" style:font-weight-asian="bold" style:font-size-complex="12pt" style:font-weight-complex="bold"/>
    </style:style>
    <style:style style:name="P93" style:family="paragraph" style:parent-style-name="Standard_20__28_user_29_">
      <style:paragraph-properties fo:text-align="center" style:justify-single-word="false"/>
      <style:text-properties fo:color="#1c1c1c" style:font-name="Calibri2" fo:font-size="12pt" fo:font-weight="bold" officeooo:rsid="002c4a0a" officeooo:paragraph-rsid="008cb862" style:font-size-asian="12pt" style:font-weight-asian="bold" style:font-size-complex="12pt" style:font-weight-complex="bold"/>
    </style:style>
    <style:style style:name="P94" style:family="paragraph" style:parent-style-name="Standard_20__28_user_29_">
      <style:paragraph-properties fo:line-height="115%" fo:text-align="center" style:justify-single-word="false"/>
      <style:text-properties fo:color="#000000" style:font-name="Calibri2" fo:font-size="11pt" fo:font-weight="bold" officeooo:rsid="001effe8" officeooo:paragraph-rsid="001effe8" fo:background-color="#ffffff" style:font-name-asian="Calibri2" style:font-size-asian="11pt" style:font-weight-asian="bold" style:font-name-complex="Calibri2"/>
    </style:style>
    <style:style style:name="P95" style:family="paragraph" style:parent-style-name="Standard_20__28_user_29_">
      <style:paragraph-properties fo:line-height="115%" fo:text-align="justify" style:justify-single-word="false"/>
      <style:text-properties fo:color="#111111" style:font-name="Calibri2" fo:font-size="11pt" fo:font-weight="bold" style:font-size-asian="11pt" style:font-weight-asian="bold" style:font-weight-complex="bold"/>
    </style:style>
    <style:style style:name="P96" style:family="paragraph" style:parent-style-name="Standard_20__28_user_29_">
      <style:paragraph-properties fo:line-height="115%" fo:text-align="justify" style:justify-single-word="false"/>
      <style:text-properties fo:color="#111111" style:font-name="Calibri2" fo:font-size="11pt" fo:font-weight="normal" officeooo:rsid="003f43e1" officeooo:paragraph-rsid="003f43e1" style:font-size-asian="11pt" style:font-weight-asian="normal" style:font-weight-complex="normal"/>
    </style:style>
    <style:style style:name="P97" style:family="paragraph" style:parent-style-name="Standard_20__28_user_29_">
      <style:paragraph-properties fo:line-height="115%" fo:text-align="center" style:justify-single-word="false"/>
    </style:style>
    <style:style style:name="P98" style:family="paragraph" style:parent-style-name="Standard_20__28_user_29_">
      <style:paragraph-properties fo:line-height="115%" fo:text-align="justify" style:justify-single-word="false"/>
    </style:style>
    <style:style style:name="P99" style:family="paragraph" style:parent-style-name="Standard_20__28_user_29_">
      <style:paragraph-properties fo:line-height="115%" fo:text-align="justify" style:justify-single-word="false"/>
      <style:text-properties officeooo:paragraph-rsid="00493fde"/>
    </style:style>
    <style:style style:name="P100" style:family="paragraph" style:parent-style-name="Standard_20__28_user_29_">
      <style:paragraph-properties fo:text-align="center" style:justify-single-word="false"/>
    </style:style>
    <style:style style:name="P101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fo:background-color="#ffffff" style:font-name-asian="Calibri2" style:font-size-asian="11pt" style:font-weight-asian="bold" style:font-name-complex="Calibri2" style:font-size-complex="10pt" style:font-weight-complex="bold"/>
    </style:style>
    <style:style style:name="P102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fo:background-color="#ffffff" style:font-name-asian="Calibri2" style:font-size-asian="11pt" style:font-weight-asian="bold" style:font-name-complex="Calibri2" style:font-weight-complex="bold"/>
    </style:style>
    <style:style style:name="P103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414c97" officeooo:paragraph-rsid="00414c97" fo:background-color="#ffffff" style:font-name-asian="Calibri2" style:font-size-asian="11pt" style:font-weight-asian="bold" style:font-name-complex="Calibri2" style:font-weight-complex="bold"/>
    </style:style>
    <style:style style:name="P104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414c97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105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06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63840b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07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5ea90" officeooo:paragraph-rsid="0063840b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08" style:family="paragraph" style:parent-style-name="Standard">
      <style:paragraph-properties fo:margin-top="0in" fo:margin-bottom="0.139in" loext:contextual-spacing="false" fo:line-height="115%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5dfd31" officeooo:paragraph-rsid="0063840b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09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a12ba" officeooo:paragraph-rsid="003a12ba" fo:background-color="#ffffff" style:font-name-asian="Calibri2" style:font-size-asian="11pt" style:font-weight-asian="bold" style:font-name-complex="Calibri2" style:font-weight-complex="bold"/>
    </style:style>
    <style:style style:name="P110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a12ba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111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f40f3" officeooo:paragraph-rsid="003f40f3" fo:background-color="#ffffff" style:font-name-asian="Calibri2" style:font-size-asian="11pt" style:font-weight-asian="bold" style:font-name-complex="Calibri2" style:font-weight-complex="bold"/>
    </style:style>
    <style:style style:name="P112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3f40f3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113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40977a" officeooo:paragraph-rsid="0040aa1e" fo:background-color="#ffffff" style:font-name-asian="Calibri2" style:font-size-asian="11pt" style:font-weight-asian="bold" style:font-name-complex="Calibri2" style:font-weight-complex="bold"/>
    </style:style>
    <style:style style:name="P114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bold" officeooo:rsid="0040977a" officeooo:paragraph-rsid="0063840b" fo:background-color="#ffffff" style:font-name-asian="Calibri2" style:font-size-asian="11pt" style:font-weight-asian="bold" style:font-name-complex="Calibri2" style:font-weight-complex="bold"/>
    </style:style>
    <style:style style:name="P115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a12ba" officeooo:paragraph-rsid="0063840b" fo:background-color="#ffffff" style:font-name-asian="Calibri2" style:font-size-asian="11pt" style:font-name-complex="Calibri2"/>
    </style:style>
    <style:style style:name="P116" style:family="paragraph" style:parent-style-name="Standard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f40f3" officeooo:paragraph-rsid="0063840b" fo:background-color="#ffffff" style:font-name-asian="Calibri2" style:font-size-asian="11pt" style:font-name-complex="Calibri2"/>
    </style:style>
    <style:style style:name="P11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2" fo:font-size="11pt" officeooo:paragraph-rsid="0075d7e7" fo:background-color="#ffffff" style:font-name-asian="Calibri2" style:font-size-asian="11pt" style:font-name-complex="Calibri2"/>
    </style:style>
    <style:style style:name="P11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2" fo:font-size="11pt" officeooo:paragraph-rsid="0076d1eb" fo:background-color="#ffffff" style:font-name-asian="Calibri2" style:font-size-asian="11pt" style:font-name-complex="Calibri2"/>
    </style:style>
    <style:style style:name="P11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1" fo:font-size="11pt" fo:font-weight="normal" officeooo:paragraph-rsid="004b91b9" fo:background-color="#ffffff" style:font-name-asian="Calibri1" style:font-size-asian="11pt" style:font-name-complex="Calibri1" style:font-size-complex="11pt"/>
    </style:style>
    <style:style style:name="P12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b91b9" fo:background-color="transparent" style:font-name-asian="Calibri1" style:font-weight-asian="normal" style:font-name-complex="Calibri1" style:font-weight-complex="normal"/>
    </style:style>
    <style:style style:name="P12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75d7e7" fo:background-color="transparent" style:font-name-asian="Calibri1" style:font-weight-asian="normal" style:font-name-complex="Calibri1" style:font-weight-complex="normal"/>
    </style:style>
    <style:style style:name="P12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4b91b9" fo:background-color="transparent" style:font-name-asian="Calibri1" style:font-weight-asian="normal" style:font-name-complex="Calibri1" style:font-weight-complex="normal"/>
    </style:style>
    <style:style style:name="P12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4b91b9" fo:background-color="transparent" style:font-name-asian="Calibri1" style:font-name-complex="Calibri1"/>
    </style:style>
    <style:style style:name="P12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4c559a" officeooo:paragraph-rsid="004f7abb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12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" fo:font-size="11pt" officeooo:paragraph-rsid="004b91b9" style:font-size-asian="11pt" style:font-size-complex="11pt"/>
    </style:style>
    <style:style style:name="P12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" fo:font-size="11pt" officeooo:rsid="0097dcda" officeooo:paragraph-rsid="004b91b9" style:font-size-asian="11pt" style:font-size-complex="11pt"/>
    </style:style>
    <style:style style:name="P12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officeooo:paragraph-rsid="004b91b9"/>
    </style:style>
    <style:style style:name="P128" style:family="paragraph" style:parent-style-name="Standard">
      <style:paragraph-properties fo:margin-top="0in" fo:margin-bottom="0.0835in" loext:contextual-spacing="false" fo:line-height="115%" fo:text-align="justify" style:justify-single-word="false"/>
      <style:text-properties style:font-name="Calibri2" fo:font-size="11pt" fo:font-weight="bold" style:font-name-asian="Calibri2" style:font-size-asian="11pt" style:font-weight-asian="bold" style:font-name-complex="Calibri2" style:font-weight-complex="bold"/>
    </style:style>
    <style:style style:name="P129" style:family="paragraph" style:parent-style-name="Standard">
      <style:paragraph-properties fo:margin-top="0in" fo:margin-bottom="0.0835in" loext:contextual-spacing="false" fo:line-height="115%" fo:text-align="justify" style:justify-single-word="false"/>
    </style:style>
    <style:style style:name="P130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</style:style>
    <style:style style:name="P131" style:family="paragraph" style:parent-style-name="Standard_20__28_user_29_">
      <style:paragraph-properties fo:margin-top="0in" fo:margin-bottom="0.0835in" loext:contextual-spacing="false" fo:line-height="115%"/>
      <style:text-properties style:font-name="Calibri2" fo:font-size="11pt" fo:font-weight="bold" style:font-size-asian="11pt" style:font-weight-asian="bold" style:font-weight-complex="bold"/>
    </style:style>
    <style:style style:name="P132" style:family="paragraph" style:parent-style-name="Standard_20__28_user_29_">
      <style:paragraph-properties fo:margin-top="0in" fo:margin-bottom="0.0835in" loext:contextual-spacing="false" fo:line-height="115%" fo:text-align="justify" style:justify-single-word="false"/>
      <style:text-properties style:font-name="Calibri2" fo:font-size="11pt" fo:font-weight="bold" style:font-size-asian="11pt" style:font-weight-asian="bold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Calibri2" fo:font-size="11pt" officeooo:rsid="006797dd" officeooo:paragraph-rsid="006797dd" style:font-name-asian="Times New Roman" style:font-size-asian="11pt" style:font-name-complex="Times New Roman"/>
    </style:style>
    <style:style style:name="P134" style:family="paragraph" style:parent-style-name="Table_20_Contents">
      <style:paragraph-properties fo:text-align="justify" style:justify-single-word="false"/>
      <style:text-properties style:font-name="Calibri2" fo:font-size="11pt" officeooo:rsid="006982a2" officeooo:paragraph-rsid="006982a2" style:font-name-asian="Times New Roman" style:font-size-asian="11pt" style:font-name-complex="Times New Roman"/>
    </style:style>
    <style:style style:name="P135" style:family="paragraph" style:parent-style-name="Table_20_Contents">
      <style:paragraph-properties fo:text-align="center" style:justify-single-word="false"/>
      <style:text-properties style:font-name="Calibri2" fo:font-size="11pt" officeooo:rsid="006982a2" officeooo:paragraph-rsid="006982a2" style:font-name-asian="Times New Roman" style:font-size-asian="11pt" style:font-name-complex="Times New Roman"/>
    </style:style>
    <style:style style:name="P136" style:family="paragraph" style:parent-style-name="Table_20_Contents">
      <style:paragraph-properties fo:text-align="center" style:justify-single-word="false"/>
      <style:text-properties style:font-name="Calibri2" fo:font-size="11pt" officeooo:rsid="006a3901" officeooo:paragraph-rsid="006a3901" style:font-name-asian="Times New Roman" style:font-size-asian="11pt" style:font-name-complex="Times New Roman"/>
    </style:style>
    <style:style style:name="P137" style:family="paragraph" style:parent-style-name="Table_20_Contents">
      <style:paragraph-properties fo:text-align="center" style:justify-single-word="false"/>
      <style:text-properties style:font-name="Calibri2" fo:font-size="11pt" officeooo:rsid="006a6a8e" officeooo:paragraph-rsid="006a6a8e" style:font-name-asian="Times New Roman" style:font-size-asian="11pt" style:font-name-complex="Times New Roman"/>
    </style:style>
    <style:style style:name="P138" style:family="paragraph" style:parent-style-name="Table_20_Contents">
      <style:paragraph-properties fo:text-align="justify" style:justify-single-word="false"/>
      <style:text-properties style:font-name="Calibri2" fo:font-size="11pt" officeooo:rsid="006a6a8e" officeooo:paragraph-rsid="006a6a8e" style:font-name-asian="Times New Roman" style:font-size-asian="11pt" style:font-name-complex="Times New Roman"/>
    </style:style>
    <style:style style:name="P139" style:family="paragraph" style:parent-style-name="Table_20_Contents">
      <style:paragraph-properties fo:text-align="center" style:justify-single-word="false"/>
      <style:text-properties style:font-name="Calibri2" fo:font-size="11pt" officeooo:rsid="006c6ba2" officeooo:paragraph-rsid="006c6ba2" style:font-name-asian="Times New Roman" style:font-size-asian="11pt" style:font-name-complex="Times New Roman"/>
    </style:style>
    <style:style style:name="P140" style:family="paragraph" style:parent-style-name="Table_20_Contents">
      <style:paragraph-properties fo:text-align="center" style:justify-single-word="false"/>
      <style:text-properties style:font-name="Calibri2" fo:font-size="11pt" officeooo:rsid="006cfdba" officeooo:paragraph-rsid="006cfdba" style:font-name-asian="Times New Roman" style:font-size-asian="11pt" style:font-name-complex="Times New Roman"/>
    </style:style>
    <style:style style:name="P141" style:family="paragraph" style:parent-style-name="Table_20_Contents">
      <style:paragraph-properties fo:text-align="justify" style:justify-single-word="false"/>
      <style:text-properties style:font-name="Calibri2" fo:font-size="11pt" officeooo:rsid="006dcdf4" officeooo:paragraph-rsid="006dcdf4" style:font-name-asian="Times New Roman" style:font-size-asian="11pt" style:font-name-complex="Times New Roman"/>
    </style:style>
    <style:style style:name="P142" style:family="paragraph" style:parent-style-name="Table_20_Contents">
      <style:paragraph-properties fo:text-align="center" style:justify-single-word="false"/>
      <style:text-properties style:font-name="Calibri2" fo:font-size="11pt" officeooo:rsid="007e13d4" officeooo:paragraph-rsid="007e13d4" style:font-name-asian="Times New Roman" style:font-size-asian="11pt" style:font-name-complex="Times New Roman"/>
    </style:style>
    <style:style style:name="P143" style:family="paragraph" style:parent-style-name="Table_20_Contents">
      <style:paragraph-properties fo:text-align="center" style:justify-single-word="false"/>
      <style:text-properties style:font-name="Calibri2" fo:font-size="11pt" fo:font-weight="bold" officeooo:rsid="006797dd" officeooo:paragraph-rsid="006797dd" style:font-name-asian="Times New Roman" style:font-size-asian="11pt" style:font-weight-asian="bold" style:font-name-complex="Times New Roman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Calibri2" fo:font-size="11pt" fo:font-weight="bold" officeooo:rsid="006797dd" officeooo:paragraph-rsid="006982a2" style:font-name-asian="Times New Roman" style:font-size-asian="11pt" style:font-weight-asian="bold" style:font-name-complex="Times New Roman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Calibri2" fo:font-size="11pt" fo:font-weight="bold" officeooo:rsid="006a6a8e" officeooo:paragraph-rsid="006a6a8e" style:font-name-asian="Times New Roman" style:font-size-asian="11pt" style:font-weight-asian="bold" style:font-name-complex="Times New Roman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Calibri2" fo:font-size="11pt" fo:font-weight="bold" officeooo:rsid="006a6a8e" officeooo:paragraph-rsid="007e13d4" style:font-name-asian="Times New Roman" style:font-size-asian="11pt" style:font-weight-asian="bold" style:font-name-complex="Times New Roman" style:font-weight-complex="bold"/>
    </style:style>
    <style:style style:name="P147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background-color="#ffffff" style:font-name-asian="Calibri2" style:font-size-asian="11pt" style:font-name-complex="Calibri2"/>
    </style:style>
    <style:style style:name="P148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paragraph-rsid="00423804" fo:background-color="#ffffff" style:font-name-asian="Calibri2" style:font-size-asian="11pt" style:font-name-complex="Calibri2"/>
    </style:style>
    <style:style style:name="P149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paragraph-rsid="006d5a06" fo:background-color="#ffffff" style:font-name-asian="Calibri2" style:font-size-asian="11pt" style:font-name-complex="Calibri2"/>
    </style:style>
    <style:style style:name="P150" style:family="paragraph" style:parent-style-name="Standard">
      <style:paragraph-properties fo:line-height="115%" fo:text-align="justify" style:justify-single-word="false"/>
      <style:text-properties fo:color="#000000" style:font-name="Calibri2" fo:font-size="11pt" officeooo:paragraph-rsid="0050e7e7" fo:background-color="#ffffff" style:font-name-asian="Calibri2" style:font-size-asian="11pt" style:font-name-complex="Calibri2"/>
    </style:style>
    <style:style style:name="P151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4654ca" officeooo:paragraph-rsid="004654ca" fo:background-color="#ffffff" style:font-name-asian="Calibri2" style:font-size-asian="11pt" style:font-name-complex="Calibri2"/>
    </style:style>
    <style:style style:name="P152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a12ba" officeooo:paragraph-rsid="003a12ba" fo:background-color="#ffffff" style:font-name-asian="Calibri2" style:font-size-asian="11pt" style:font-name-complex="Calibri2"/>
    </style:style>
    <style:style style:name="P153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a12ba" officeooo:paragraph-rsid="0063840b" fo:background-color="#ffffff" style:font-name-asian="Calibri2" style:font-size-asian="11pt" style:font-name-complex="Calibri2"/>
    </style:style>
    <style:style style:name="P154" style:family="paragraph" style:parent-style-name="Standard" style:list-style-name="L3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599d9" officeooo:paragraph-rsid="008ab4fc" style:font-name-asian="Calibri2" style:font-size-asian="11pt" style:font-weight-asian="normal" style:font-name-complex="Calibri2" style:font-weight-complex="normal"/>
    </style:style>
    <style:style style:name="P155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f9ba7" officeooo:paragraph-rsid="002f9ba7" style:font-name-asian="Calibri2" style:font-size-asian="11pt" style:font-weight-asian="normal" style:font-name-complex="Calibri2" style:font-weight-complex="normal"/>
    </style:style>
    <style:style style:name="P156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13460" officeooo:paragraph-rsid="00313460" style:font-name-asian="Calibri2" style:font-size-asian="11pt" style:font-weight-asian="normal" style:font-name-complex="Calibri2" style:font-weight-complex="normal"/>
    </style:style>
    <style:style style:name="P157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e2ce2" officeooo:paragraph-rsid="002e2ce2" style:font-name-asian="Calibri2" style:font-size-asian="11pt" style:font-weight-asian="normal" style:font-name-complex="Calibri2" style:font-size-complex="10pt" style:font-weight-complex="normal"/>
    </style:style>
    <style:style style:name="P158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d6400" officeooo:paragraph-rsid="002d6400" style:font-name-asian="Calibri2" style:font-size-asian="11pt" style:font-weight-asian="normal" style:font-name-complex="Calibri2" style:font-size-complex="10pt" style:font-weight-complex="normal"/>
    </style:style>
    <style:style style:name="P15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style:font-name-asian="Calibri2" style:font-size-asian="11pt" style:font-weight-asian="normal" style:font-name-complex="Calibri2" style:font-size-complex="10pt" style:font-weight-complex="normal"/>
    </style:style>
    <style:style style:name="P16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paragraph-rsid="00907db0" style:font-name-asian="Calibri2" style:font-size-asian="11pt" style:font-weight-asian="normal" style:font-name-complex="Calibri2" style:font-size-complex="10pt" style:font-weight-complex="normal"/>
    </style:style>
    <style:style style:name="P161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95a6d" officeooo:paragraph-rsid="008ab4fc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62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295a6d" officeooo:paragraph-rsid="00295a6d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63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13460" officeooo:paragraph-rsid="00313460" fo:background-color="#ffffff" style:font-name-asian="Calibri2" style:font-size-asian="11pt" style:font-weight-asian="normal" style:font-name-complex="Calibri2" style:font-weight-complex="normal"/>
    </style:style>
    <style:style style:name="P164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2bbb2" officeooo:paragraph-rsid="0032bbb2" fo:background-color="#ffffff" style:font-name-asian="Calibri2" style:font-size-asian="11pt" style:font-weight-asian="normal" style:font-name-complex="Calibri2" style:font-weight-complex="normal"/>
    </style:style>
    <style:style style:name="P165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2bbb2" officeooo:paragraph-rsid="00415ab1" fo:background-color="#ffffff" style:font-name-asian="Calibri2" style:font-size-asian="11pt" style:font-weight-asian="normal" style:font-name-complex="Calibri2" style:font-weight-complex="normal"/>
    </style:style>
    <style:style style:name="P166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6b681" officeooo:paragraph-rsid="0036b681" fo:background-color="#ffffff" style:font-name-asian="Calibri2" style:font-size-asian="11pt" style:font-weight-asian="normal" style:font-name-complex="Calibri2" style:font-weight-complex="normal"/>
    </style:style>
    <style:style style:name="P167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5eae1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68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a12ba" officeooo:paragraph-rsid="003a12ba" fo:background-color="#ffffff" style:font-name-asian="Calibri2" style:font-size-asian="11pt" style:font-weight-asian="normal" style:font-name-complex="Calibri2" style:font-weight-complex="normal"/>
    </style:style>
    <style:style style:name="P169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a12ba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70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a12ba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71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8c3f6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72" style:family="paragraph" style:parent-style-name="Standard" style:list-style-name="L3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2599d9" officeooo:paragraph-rsid="008ab4fc" fo:background-color="transparent" style:font-name-asian="Calibri2" style:font-size-asian="11pt" style:font-weight-asian="normal" style:font-name-complex="Calibri2" style:font-size-complex="10pt" style:font-weight-complex="normal"/>
    </style:style>
    <style:style style:name="P173" style:family="paragraph" style:parent-style-name="Standard" style:list-style-name="L3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295a6d" officeooo:paragraph-rsid="008ab4fc" fo:background-color="#ffffff" style:font-name-asian="Calibri2" style:font-size-asian="11pt" style:font-weight-asian="normal" style:font-name-complex="Calibri2" style:font-size-complex="10pt" style:font-weight-complex="normal"/>
    </style:style>
    <style:style style:name="P174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8ab4fc" officeooo:paragraph-rsid="008ab4fc" fo:background-color="transparent" style:font-name-asian="Calibri1" style:font-size-asian="11pt" style:font-weight-asian="bold" style:font-name-complex="Calibri1" style:font-weight-complex="bold"/>
    </style:style>
    <style:style style:name="P175" style:family="paragraph" style:parent-style-name="Standard" style:list-style-name="L2">
      <style:paragraph-properties fo:line-height="10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style:text-underline-style="none" fo:font-weight="normal" officeooo:rsid="007e9636" officeooo:paragraph-rsid="0023d4aa" fo:background-color="transparent" style:font-name-asian="Calibri1" style:font-size-asian="11pt" style:font-weight-asian="bold" style:font-name-complex="Calibri1" style:font-weight-complex="bold"/>
    </style:style>
    <style:style style:name="P176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style:font-size-asian="11pt"/>
    </style:style>
    <style:style style:name="P177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2" fo:font-size="11pt" officeooo:rsid="0047f1f2" officeooo:paragraph-rsid="00919ce2" style:font-size-asian="11pt"/>
    </style:style>
    <style:style style:name="P178" style:family="paragraph" style:parent-style-name="Standard" style:list-style-name="L13">
      <style:paragraph-properties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normal" officeooo:rsid="003a12ba" officeooo:paragraph-rsid="003a12ba" style:font-name-asian="Calibri2" style:font-size-asian="11pt" style:font-weight-asian="normal" style:font-name-complex="Calibri2" style:font-weight-complex="normal"/>
    </style:style>
    <style:style style:name="P179" style:family="paragraph" style:parent-style-name="Standard" style:list-style-name="L13">
      <style:paragraph-properties>
        <style:tab-stops>
          <style:tab-stop style:position="3in"/>
          <style:tab-stop style:position="6in"/>
        </style:tab-stops>
      </style:paragraph-properties>
      <style:text-properties style:font-name="Calibri2" fo:font-size="11pt" fo:font-weight="normal" officeooo:rsid="003a12ba" officeooo:paragraph-rsid="0063840b" style:font-name-asian="Calibri2" style:font-size-asian="11pt" style:font-weight-asian="normal" style:font-name-complex="Calibri2" style:font-weight-complex="normal"/>
    </style:style>
    <style:style style:name="P180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d2a15"/>
    </style:style>
    <style:style style:name="P181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313460"/>
    </style:style>
    <style:style style:name="P18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529939" officeooo:paragraph-rsid="008ab4fc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18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4b91b9" fo:background-color="transparent" style:font-name-asian="Calibri1" style:font-weight-asian="normal" style:font-name-complex="Calibri1" style:font-weight-complex="normal"/>
    </style:style>
    <style:style style:name="P18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92daa2" fo:background-color="transparent" style:font-name-asian="Calibri1" style:font-name-complex="Calibri1"/>
    </style:style>
    <style:style style:name="P185" style:family="paragraph" style:parent-style-name="Standard" style:list-style-name="L13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3a12ba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86" style:family="paragraph" style:parent-style-name="Standard" style:list-style-name="L16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0977a" officeooo:paragraph-rsid="0040aa1e" fo:background-color="#ffffff" style:font-name-asian="Calibri2" style:font-size-asian="11pt" style:font-weight-asian="normal" style:font-name-complex="Calibri2" style:font-weight-complex="normal"/>
    </style:style>
    <style:style style:name="P187" style:family="paragraph" style:parent-style-name="Standard" style:list-style-name="L16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0977a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88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be60e" officeooo:paragraph-rsid="003be60e" fo:background-color="#ffffff" style:font-name-asian="Calibri2" style:font-size-asian="11pt" style:font-name-complex="Calibri2"/>
    </style:style>
    <style:style style:name="P189" style:family="paragraph" style:parent-style-name="Standard" style:list-style-name="L14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be60e" officeooo:paragraph-rsid="0063840b" fo:background-color="#ffffff" style:font-name-asian="Calibri2" style:font-size-asian="11pt" style:font-name-complex="Calibri2"/>
    </style:style>
    <style:style style:name="P190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f40f3" officeooo:paragraph-rsid="003f40f3" fo:background-color="#ffffff" style:font-name-asian="Calibri2" style:font-size-asian="11pt" style:font-name-complex="Calibri2"/>
    </style:style>
    <style:style style:name="P191" style:family="paragraph" style:parent-style-name="Standard" style:list-style-name="L15">
      <style:paragraph-properties fo:margin-top="0in" fo:margin-bottom="0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officeooo:rsid="003f40f3" officeooo:paragraph-rsid="0063840b" fo:background-color="#ffffff" style:font-name-asian="Calibri2" style:font-size-asian="11pt" style:font-name-complex="Calibri2"/>
    </style:style>
    <style:style style:name="P19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2" fo:font-size="11pt" officeooo:paragraph-rsid="0076d1eb" fo:background-color="#ffffff" style:font-name-asian="Calibri2" style:font-size-asian="11pt" style:font-name-complex="Calibri2"/>
    </style:style>
    <style:style style:name="P19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Calibri2" fo:font-size="11pt" officeooo:paragraph-rsid="0092daa2" fo:background-color="#ffffff" style:font-name-asian="Calibri2" style:font-size-asian="11pt" style:font-name-complex="Calibri2"/>
    </style:style>
    <style:style style:name="P19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" fo:font-size="11pt" officeooo:paragraph-rsid="004b91b9" style:font-size-asian="11pt" style:font-size-complex="11pt"/>
    </style:style>
    <style:style style:name="P19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" fo:font-size="11pt" officeooo:rsid="0097dcda" officeooo:paragraph-rsid="004b91b9" style:font-size-asian="11pt" style:font-size-complex="11pt"/>
    </style:style>
    <style:style style:name="P19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font-name="Calibri" fo:font-size="11pt" officeooo:paragraph-rsid="004b91b9" style:font-size-asian="11pt" style:font-weight-asian="normal" style:font-size-complex="11pt" style:font-weight-complex="normal"/>
    </style:style>
    <style:style style:name="P197" style:family="paragraph" style:parent-style-name="Standard" style:list-style-name="L17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fo:font-weight="normal" officeooo:rsid="00414c97" officeooo:paragraph-rsid="0063840b" fo:background-color="#ffffff" style:font-name-asian="Calibri2" style:font-size-asian="11pt" style:font-weight-asian="normal" style:font-name-complex="Calibri2" style:font-weight-complex="normal"/>
    </style:style>
    <style:style style:name="P198" style:family="paragraph" style:parent-style-name="Standard_20__28_user_29_" style:master-page-name="MP0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/>
      <style:text-properties style:font-name="Calibri2" fo:font-size="14pt" fo:font-weight="bold" officeooo:rsid="007c02d5" officeooo:paragraph-rsid="001effe8" style:font-size-asian="14pt" style:font-weight-asian="bold" style:font-weight-complex="bold"/>
    </style:style>
    <style:style style:name="P199" style:family="paragraph" style:parent-style-name="Standard_20__28_user_29_">
      <style:paragraph-properties fo:text-align="center" style:justify-single-word="false"/>
      <style:text-properties fo:color="#1c1c1c" style:font-name="Calibri2" fo:font-size="10pt" style:font-size-asian="10pt" style:font-size-complex="10pt"/>
    </style:style>
    <style:style style:name="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variant="small-caps" style:font-name="Calibri2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2" style:font-size-complex="40pt"/>
    </style:style>
    <style:style style:name="T5" style:family="text">
      <style:text-properties fo:color="#000000" style:font-name="Calibri2" fo:font-size="11pt" fo:background-color="#ffffff" loext:char-shading-value="0" style:font-name-asian="Calibri2" style:font-size-asian="11pt" style:font-name-complex="Calibri2"/>
    </style:style>
    <style:style style:name="T6" style:family="text">
      <style:text-properties fo:color="#000000" style:font-name="Calibri2" fo:font-size="11pt" style:font-name-asian="Calibri2" style:font-size-asian="11pt" style:font-name-complex="Calibri2"/>
    </style:style>
    <style:style style:name="T7" style:family="text">
      <style:text-properties fo:color="#000000" style:font-name="Calibri2" fo:font-size="11pt" officeooo:rsid="001fcfd0" style:font-name-asian="Calibri2" style:font-size-asian="11pt" style:font-name-complex="Calibri2"/>
    </style:style>
    <style:style style:name="T8" style:family="text">
      <style:text-properties fo:color="#000000" style:font-name="Calibri2" fo:font-size="11pt" fo:font-weight="bold" style:font-name-asian="Calibri2" style:font-size-asian="11pt" style:font-weight-asian="bold" style:font-name-complex="Calibri2" style:font-size-complex="10pt" style:font-weight-complex="bold"/>
    </style:style>
    <style:style style:name="T9" style:family="text">
      <style:text-properties fo:color="#000000" style:font-name="Calibri2" fo:font-size="11pt" fo:font-weight="bold" officeooo:rsid="002d2a15" style:font-name-asian="Calibri2" style:font-size-asian="11pt" style:font-weight-asian="bold" style:font-name-complex="Calibri2" style:font-size-complex="10pt" style:font-weight-complex="bold"/>
    </style:style>
    <style:style style:name="T10" style:family="text">
      <style:text-properties fo:color="#000000" style:font-name="Calibri2" fo:font-size="11pt" fo:font-weight="bold" officeooo:rsid="0027990f" fo:background-color="#ffffff" loext:char-shading-value="0" style:font-name-asian="Calibri2" style:font-size-asian="11pt" style:font-weight-asian="bold" style:font-name-complex="Calibri2" style:font-size-complex="10pt" style:font-weight-complex="bold"/>
    </style:style>
    <style:style style:name="T11" style:family="text">
      <style:text-properties fo:color="#000000" style:font-name="Calibri2" fo:font-size="11pt" fo:font-weight="bold" officeooo:rsid="002c4a0a" fo:background-color="#ffffff" loext:char-shading-value="0" style:font-name-asian="Calibri2" style:font-size-asian="11pt" style:font-weight-asian="bold" style:font-name-complex="Calibri2" style:font-size-complex="10pt" style:font-weight-complex="bold"/>
    </style:style>
    <style:style style:name="T12" style:family="text">
      <style:text-properties fo:color="#000000" style:font-name="Calibri2" fo:font-size="11pt" fo:font-weight="normal" officeooo:rsid="002d2a15" style:font-name-asian="Calibri2" style:font-size-asian="11pt" style:font-weight-asian="normal" style:font-name-complex="Calibri2" style:font-size-complex="10pt" style:font-weight-complex="normal"/>
    </style:style>
    <style:style style:name="T13" style:family="text">
      <style:text-properties fo:color="#000000" style:font-name="Calibri2" fo:font-size="11pt" fo:font-weight="normal" officeooo:rsid="002e2ce2" style:font-name-asian="Calibri2" style:font-size-asian="11pt" style:font-weight-asian="normal" style:font-name-complex="Calibri2" style:font-size-complex="10pt" style:font-weight-complex="normal"/>
    </style:style>
    <style:style style:name="T14" style:family="text">
      <style:text-properties fo:color="#000000" style:font-name="Calibri2" fo:font-size="11pt" fo:font-weight="normal" officeooo:rsid="004b91b9" style:font-name-asian="Calibri2" style:font-size-asian="11pt" style:font-weight-asian="normal" style:font-name-complex="Calibri2" style:font-size-complex="10pt" style:font-weight-complex="normal"/>
    </style:style>
    <style:style style:name="T15" style:family="text">
      <style:text-properties fo:color="#000000" style:font-name="Calibri2" fo:font-size="11pt" fo:font-weight="normal" officeooo:rsid="00313460" fo:background-color="#ffffff" loext:char-shading-value="0" style:font-name-asian="Calibri2" style:font-size-asian="11pt" style:font-weight-asian="normal" style:font-name-complex="Calibri2" style:font-weight-complex="normal"/>
    </style:style>
    <style:style style:name="T16" style:family="text">
      <style:text-properties fo:color="#000000" style:font-name="Calibri2" fo:font-size="11pt" fo:font-weight="normal" officeooo:rsid="0032bbb2" fo:background-color="#ffffff" loext:char-shading-value="0" style:font-name-asian="Calibri2" style:font-size-asian="11pt" style:font-weight-asian="normal" style:font-name-complex="Calibri2" style:font-weight-complex="normal"/>
    </style:style>
    <style:style style:name="T17" style:family="text">
      <style:text-properties fo:color="#000000" style:font-name="Calibri2" fo:font-size="11pt" fo:font-weight="normal" officeooo:rsid="0040977a" fo:background-color="#ffffff" loext:char-shading-value="0" style:font-name-asian="Calibri2" style:font-size-asian="11pt" style:font-weight-asian="normal" style:font-name-complex="Calibri2" style:font-weight-complex="normal"/>
    </style:style>
    <style:style style:name="T18" style:family="text">
      <style:text-properties fo:color="#000000" fo:background-color="#ffffff" loext:char-shading-value="0" style:font-name-asian="Calibri2" style:font-name-complex="Calibri2"/>
    </style:style>
    <style:style style:name="T19" style:family="text">
      <style:text-properties fo:color="#000000" officeooo:rsid="005711bc" fo:background-color="#ffffff" loext:char-shading-value="0" style:font-name-asian="Calibri2" style:font-name-complex="Calibri2"/>
    </style:style>
    <style:style style:name="T20" style:family="text">
      <style:text-properties fo:color="#000000" officeooo:rsid="008792dc" fo:background-color="#ffffff" loext:char-shading-value="0" style:font-name-asian="Calibri2" style:font-name-complex="Calibri2"/>
    </style:style>
    <style:style style:name="T21" style:family="text">
      <style:text-properties style:font-name="Calibri2" fo:font-size="11pt" style:font-size-asian="11pt"/>
    </style:style>
    <style:style style:name="T22" style:family="text">
      <style:text-properties style:font-name="Calibri2" fo:font-size="11pt" style:font-size-asian="11pt" style:font-weight-complex="bold"/>
    </style:style>
    <style:style style:name="T23" style:family="text">
      <style:text-properties style:font-name="Calibri2" fo:font-size="11pt" officeooo:rsid="001fcfd0" style:font-size-asian="11pt"/>
    </style:style>
    <style:style style:name="T24" style:family="text">
      <style:text-properties style:font-name="Calibri2" fo:font-size="11pt" officeooo:rsid="006d5a06" style:font-size-asian="11pt"/>
    </style:style>
    <style:style style:name="T25" style:family="text">
      <style:text-properties style:font-name="Calibri2" fo:font-size="11pt" officeooo:rsid="006dcdf4" style:font-size-asian="11pt"/>
    </style:style>
    <style:style style:name="T26" style:family="text">
      <style:text-properties style:font-name="Calibri2" fo:font-size="11pt" officeooo:rsid="0081a67d" style:font-size-asian="11pt"/>
    </style:style>
    <style:style style:name="T27" style:family="text">
      <style:text-properties style:font-name="Calibri2" fo:font-size="11pt" officeooo:rsid="008453ff" style:font-size-asian="11pt"/>
    </style:style>
    <style:style style:name="T28" style:family="text">
      <style:text-properties style:font-name="Calibri2" fo:font-size="11pt" officeooo:rsid="0047f1f2" style:font-size-asian="11pt"/>
    </style:style>
    <style:style style:name="T29" style:family="text">
      <style:text-properties style:font-name="Calibri2" fo:font-size="11pt" officeooo:rsid="00828d02" style:font-size-asian="11pt"/>
    </style:style>
    <style:style style:name="T30" style:family="text">
      <style:text-properties style:font-name="Calibri2" fo:font-size="11pt" officeooo:rsid="00859e07" style:font-size-asian="11pt"/>
    </style:style>
    <style:style style:name="T31" style:family="text">
      <style:text-properties style:font-name="Calibri2" fo:font-size="11pt" officeooo:rsid="0085f784" style:font-size-asian="11pt"/>
    </style:style>
    <style:style style:name="T32" style:family="text">
      <style:text-properties style:font-name="Calibri2" fo:font-size="11pt" officeooo:rsid="008792dc" style:font-size-asian="11pt"/>
    </style:style>
    <style:style style:name="T33" style:family="text">
      <style:text-properties style:font-name="Calibri2" fo:font-size="11pt" officeooo:rsid="00883480" style:font-size-asian="11pt"/>
    </style:style>
    <style:style style:name="T34" style:family="text">
      <style:text-properties style:font-name="Calibri2" fo:font-size="11pt" fo:font-weight="bold" style:font-size-asian="11pt" style:font-weight-asian="bold" style:font-weight-complex="bold"/>
    </style:style>
    <style:style style:name="T35" style:family="text">
      <style:text-properties style:font-name="Calibri2" fo:font-size="11pt" fo:font-weight="bold" officeooo:rsid="00493fde" style:font-size-asian="11pt" style:font-weight-asian="bold" style:font-weight-complex="bold"/>
    </style:style>
    <style:style style:name="T36" style:family="text">
      <style:text-properties style:font-name="Calibri2" fo:font-size="11pt" fo:font-weight="bold" style:font-name-asian="Calibri2" style:font-size-asian="11pt" style:font-weight-asian="bold" style:font-name-complex="Calibri2" style:font-weight-complex="bold"/>
    </style:style>
    <style:style style:name="T37" style:family="text">
      <style:text-properties style:font-name="Calibri2" fo:font-size="11pt" fo:font-weight="normal" officeooo:rsid="00493fde" style:font-size-asian="11pt" style:font-weight-asian="normal" style:font-weight-complex="normal"/>
    </style:style>
    <style:style style:name="T38" style:family="text">
      <style:text-properties style:font-name="Calibri2" fo:font-size="11pt" fo:font-weight="normal" officeooo:rsid="00613e16" style:font-size-asian="11pt" style:font-weight-asian="normal" style:font-weight-complex="normal"/>
    </style:style>
    <style:style style:name="T39" style:family="text">
      <style:text-properties style:font-name="Calibri2" fo:font-size="11pt" fo:font-weight="normal" officeooo:rsid="006d5a06" style:font-size-asian="11pt" style:font-weight-asian="normal" style:font-weight-complex="normal"/>
    </style:style>
    <style:style style:name="T40" style:family="text">
      <style:text-properties style:font-name="Calibri2" fo:font-size="11pt" fo:font-weight="normal" officeooo:rsid="006797dd" style:font-size-asian="11pt" style:font-weight-asian="normal" style:font-weight-complex="normal"/>
    </style:style>
    <style:style style:name="T41" style:family="text">
      <style:text-properties style:font-name="Calibri2" fo:font-size="11pt" fo:font-weight="normal" officeooo:rsid="004b91b9" style:font-size-asian="11pt" style:font-weight-asian="normal" style:font-weight-complex="normal"/>
    </style:style>
    <style:style style:name="T42" style:family="text">
      <style:text-properties style:font-name="Calibri2" fo:font-size="11pt" fo:font-weight="normal" officeooo:rsid="006d809d" style:font-size-asian="11pt" style:font-weight-asian="normal" style:font-weight-complex="normal"/>
    </style:style>
    <style:style style:name="T43" style:family="text">
      <style:text-properties style:font-name="Calibri2" fo:font-size="11pt" fo:font-weight="normal" officeooo:rsid="006dcdf4" style:font-size-asian="11pt" style:font-weight-asian="normal" style:font-weight-complex="normal"/>
    </style:style>
    <style:style style:name="T44" style:family="text">
      <style:text-properties style:font-name="Calibri2" fo:font-size="11pt" fo:font-weight="normal" officeooo:rsid="0092daa2" style:font-size-asian="11pt" style:font-weight-asian="normal" style:font-weight-complex="normal"/>
    </style:style>
    <style:style style:name="T45" style:family="text">
      <style:text-properties style:font-name="Calibri2" fo:font-size="10pt" style:font-size-asian="10pt" style:font-size-complex="10pt"/>
    </style:style>
    <style:style style:name="T46" style:family="text">
      <style:text-properties style:font-name="Calibri2" fo:font-size="10pt" officeooo:rsid="001991dc" style:font-size-asian="10pt" style:font-size-complex="10pt"/>
    </style:style>
    <style:style style:name="T47" style:family="text">
      <style:text-properties officeooo:rsid="001fcfd0"/>
    </style:style>
    <style:style style:name="T48" style:family="text">
      <style:text-properties officeooo:rsid="002a8c41"/>
    </style:style>
    <style:style style:name="T49" style:family="text">
      <style:text-properties officeooo:rsid="002d2a15"/>
    </style:style>
    <style:style style:name="T50" style:family="text">
      <style:text-properties fo:font-weight="normal" officeooo:rsid="003f43e1" style:font-weight-asian="normal" style:font-weight-complex="normal"/>
    </style:style>
    <style:style style:name="T51" style:family="text">
      <style:text-properties fo:font-weight="normal" officeooo:rsid="004133d9" style:font-weight-asian="normal" style:font-weight-complex="normal"/>
    </style:style>
    <style:style style:name="T52" style:family="text">
      <style:text-properties officeooo:rsid="0032bbb2"/>
    </style:style>
    <style:style style:name="T53" style:family="text">
      <style:text-properties fo:font-style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weight-asian="normal" style:font-weight-complex="normal"/>
    </style:style>
    <style:style style:name="T56" style:family="text">
      <style:text-properties officeooo:rsid="0037303d"/>
    </style:style>
    <style:style style:name="T57" style:family="text">
      <style:text-properties officeooo:rsid="0040977a"/>
    </style:style>
    <style:style style:name="T58" style:family="text">
      <style:text-properties officeooo:rsid="004133d9"/>
    </style:style>
    <style:style style:name="T59" style:family="text">
      <style:text-properties officeooo:rsid="00423804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style:font-weight-asian="normal" style:font-weight-complex="normal"/>
    </style:style>
    <style:style style:name="T62" style:family="text">
      <style:text-properties style:font-name="Calibri" fo:font-size="11pt" officeooo:rsid="0097dcda" style:font-size-asian="11pt" style:font-size-complex="11pt"/>
    </style:style>
    <style:style style:name="T63" style:family="text">
      <style:text-properties style:font-name="Calibri" fo:font-size="11pt" fo:font-style="italic" officeooo:rsid="0097dcda" style:font-size-asian="11pt" style:font-size-complex="11pt"/>
    </style:style>
    <style:style style:name="T64" style:family="text">
      <style:text-properties officeooo:rsid="00be9d5e"/>
    </style:style>
    <style:style style:name="T65" style:family="text">
      <style:text-properties officeooo:rsid="004f7abb"/>
    </style:style>
    <style:style style:name="T66" style:family="text">
      <style:text-properties officeooo:rsid="00529939"/>
    </style:style>
    <style:style style:name="T67" style:family="text">
      <style:text-properties officeooo:rsid="00546e1d"/>
    </style:style>
    <style:style style:name="T68" style:family="text">
      <style:text-properties officeooo:rsid="00548515"/>
    </style:style>
    <style:style style:name="T69" style:family="text">
      <style:text-properties officeooo:rsid="005aa1b5"/>
    </style:style>
    <style:style style:name="T70" style:family="text">
      <style:text-properties officeooo:rsid="005caf7b"/>
    </style:style>
    <style:style style:name="T71" style:family="text">
      <style:text-properties officeooo:rsid="005d948f"/>
    </style:style>
    <style:style style:name="T72" style:family="text">
      <style:text-properties officeooo:rsid="005fdabf"/>
    </style:style>
    <style:style style:name="T73" style:family="text">
      <style:text-properties officeooo:rsid="00605030"/>
    </style:style>
    <style:style style:name="T74" style:family="text">
      <style:text-properties fo:color="#00000a" style:font-name="Calibri2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75" style:family="text">
      <style:text-properties fo:color="#00000a" style:font-name="Calibri2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76" style:family="text">
      <style:text-properties fo:color="#00000a" style:font-name="Calibri2" fo:font-size="11pt" fo:language="es" fo:country="CR" officeooo:rsid="00883480" style:font-name-asian="Times New Roman" style:font-size-asian="11pt" style:language-asian="es" style:country-asian="ES" style:font-name-complex="Times New Roman" style:language-complex="ar" style:country-complex="SA"/>
    </style:style>
    <style:style style:name="T77" style:family="text">
      <style:text-properties officeooo:rsid="0064e39f"/>
    </style:style>
    <style:style style:name="T78" style:family="text">
      <style:text-properties officeooo:rsid="00665bb5"/>
    </style:style>
    <style:style style:name="T79" style:family="text">
      <style:text-properties officeooo:rsid="006797dd"/>
    </style:style>
    <style:style style:name="T80" style:family="text">
      <style:text-properties officeooo:rsid="006982a2"/>
    </style:style>
    <style:style style:name="T81" style:family="text">
      <style:text-properties officeooo:rsid="006c439e"/>
    </style:style>
    <style:style style:name="T82" style:family="text">
      <style:text-properties officeooo:rsid="006cfdba"/>
    </style:style>
    <style:style style:name="T83" style:family="text">
      <style:text-properties officeooo:rsid="006d5a06"/>
    </style:style>
    <style:style style:name="T84" style:family="text">
      <style:text-properties officeooo:rsid="006dcdf4"/>
    </style:style>
    <style:style style:name="T85" style:family="text">
      <style:text-properties officeooo:rsid="007e13d4"/>
    </style:style>
    <style:style style:name="T86" style:family="text">
      <style:text-properties officeooo:rsid="007f9d53"/>
    </style:style>
    <style:style style:name="T87" style:family="text">
      <style:text-properties officeooo:rsid="00859e07"/>
    </style:style>
    <style:style style:name="T88" style:family="text">
      <style:text-properties officeooo:rsid="008792dc"/>
    </style:style>
    <style:style style:name="T89" style:family="text">
      <style:text-properties officeooo:rsid="00883480"/>
    </style:style>
    <style:style style:name="T90" style:family="text">
      <style:text-properties officeooo:rsid="0089cd22"/>
    </style:style>
    <style:style style:name="T91" style:family="text">
      <style:text-properties officeooo:rsid="001991dc"/>
    </style:style>
    <style:style style:name="T92" style:family="text">
      <style:text-properties officeooo:rsid="002599d9"/>
    </style:style>
    <style:style style:name="T93" style:family="text">
      <style:text-properties officeooo:rsid="001ae01f"/>
    </style:style>
    <style:style style:name="T94" style:family="text">
      <style:text-properties officeooo:rsid="008d0a18"/>
    </style:style>
    <style:style style:name="T95" style:family="text">
      <style:text-properties officeooo:rsid="001b78bd"/>
    </style:style>
    <style:style style:name="T96" style:family="text">
      <style:text-properties officeooo:rsid="001caf58"/>
    </style:style>
    <style:style style:name="T97" style:family="text">
      <style:text-properties officeooo:rsid="008e4c50"/>
    </style:style>
    <style:style style:name="T98" style:family="text">
      <style:text-properties officeooo:rsid="00903eba"/>
    </style:style>
    <style:style style:name="T99" style:family="text">
      <style:text-properties officeooo:rsid="00919ce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8"><text:span text:style-name="T89">P</text:span>F-0<text:span text:style-name="T98">953 </text:span>Pro<text:span text:style-name="T89">gramación en R</text:span></text:p>
      <text:p text:style-name="P94">Profesor: Manuel Vargas Del Valle</text:p>
      <text:p text:style-name="P73">Grupo: <text:span text:style-name="T47">001.</text:span> <text:span text:style-name="T47">H</text:span>orario: <text:span text:style-name="T47">L 1</text:span><text:span text:style-name="T89">7-18-19-20</text:span><text:span text:style-name="T47">. A</text:span>ula <text:span text:style-name="T47">213.</text:span></text:p>
      <text:p text:style-name="P97"><text:span text:style-name="Fuente_20_de_20_párrafo_20_predeter."><text:span text:style-name="T21">Horas totales semanales: </text:span></text:span><text:span text:style-name="Fuente_20_de_20_párrafo_20_predeter."><text:span text:style-name="T76">4</text:span></text:span></text:p>
      <text:p text:style-name="P97"><text:span text:style-name="Fuente_20_de_20_párrafo_20_predeter."><text:span text:style-name="T21">Horario de atención al estudiantado: </text:span></text:span><text:span text:style-name="Fuente_20_de_20_párrafo_20_predeter."><text:span text:style-name="T23">L 1</text:span></text:span><text:span text:style-name="Fuente_20_de_20_párrafo_20_predeter."><text:span text:style-name="T33">5-16</text:span></text:span><text:span text:style-name="Fuente_20_de_20_párrafo_20_predeter."><text:span text:style-name="T23">, J 10-</text:span></text:span><text:span text:style-name="Fuente_20_de_20_párrafo_20_predeter."><text:span text:style-name="T33">11</text:span></text:span><text:span text:style-name="Fuente_20_de_20_párrafo_20_predeter."><text:span text:style-name="T23">.</text:span></text:span></text:p>
      <text:p text:style-name="P97"><text:span text:style-name="Fuente_20_de_20_párrafo_20_predeter."><text:span text:style-name="T21"><text:s/></text:span></text:span><text:span text:style-name="Fuente_20_de_20_párrafo_20_predeter."><text:span text:style-name="T6">Correo electrónico institucional: </text:span></text:span><text:span text:style-name="Fuente_20_de_20_párrafo_20_predeter."><text:span text:style-name="T7">manuel.vargas_d</text:span></text:span><text:span text:style-name="Fuente_20_de_20_párrafo_20_predeter."><text:span text:style-name="T6">@</text:span></text:span><text:span text:style-name="Fuente_20_de_20_párrafo_20_predeter."><text:span text:style-name="T5">ucr.ac.cr</text:span></text:span></text:p>
      <text:p text:style-name="P73">I<text:span text:style-name="T89">I</text:span> ciclo lectivo 2022</text:p>
      <text:p text:style-name="P88"/>
      <text:p text:style-name="P88"/>
      <text:p text:style-name="P87">PROGRAMA DEL CURSO</text:p>
      <text:p text:style-name="P68"/>
      <text:p text:style-name="P69">1. DESCRIPCIÓN</text:p>
      <text:p text:style-name="P65"><text:span text:style-name="Fuente_20_de_20_párrafo_20_predeter."><text:span text:style-name="T21">Este </text:span></text:span><text:span text:style-name="Fuente_20_de_20_párrafo_20_predeter."><text:span text:style-name="T33">curso trata sobre el manejo, visualización y análisis de datos geoespaciales </text:span></text:span><text:span text:style-name="Fuente_20_de_20_párrafo_20_predeter."><text:span text:style-name="T21">mediante el lenguaje de programación R. Se estudian los fundamentos de R, sus bibliotecas geoespaciales y sus capacidades para generar gráficos estadísticos. </text:span></text:span><text:span text:style-name="Fuente_20_de_20_párrafo_20_predeter."><text:span text:style-name="T30">También s</text:span></text:span><text:span text:style-name="Fuente_20_de_20_párrafo_20_predeter."><text:span text:style-name="T21">e utilizan herramientas para facilitar la reproducibilidad de los procedimientos y para su comunicación a través de </text:span></text:span><text:span text:style-name="Fuente_20_de_20_párrafo_20_predeter."><text:span text:style-name="T25">la</text:span></text:span><text:span text:style-name="Fuente_20_de_20_párrafo_20_predeter."><text:span text:style-name="T21"> </text:span></text:span><text:span text:style-name="Fuente_20_de_20_párrafo_20_predeter."><text:span text:style-name="T25">Internet</text:span></text:span><text:span text:style-name="Fuente_20_de_20_párrafo_20_predeter."><text:span text:style-name="T21"> y otros medios.</text:span></text:span></text:p>
      <text:p text:style-name="P65"><text:span text:style-name="Fuente_20_de_20_párrafo_20_predeter."><text:span text:style-name="T21"/></text:span></text:p>
      <text:p text:style-name="P65"><text:span text:style-name="Fuente_20_de_20_párrafo_20_predeter."><text:span text:style-name="T21">El enfoque del curso es teórico-práctico, con lecciones teóricas combinadas con ejercicios de programación en los cuales los estudiantes aplican en diversos escenarios de procesamiento de datos los conocimientos y habilidades aprendidas.</text:span></text:span></text:p>
      <text:p text:style-name="P65"><text:span text:style-name="Fuente_20_de_20_párrafo_20_predeter."><text:span text:style-name="T21"/></text:span></text:p>
      <text:p text:style-name="P66"><text:span text:style-name="Fuente_20_de_20_párrafo_20_predeter."><text:span text:style-name="T24">Tanto las </text:span></text:span><text:span text:style-name="Fuente_20_de_20_párrafo_20_predeter."><text:span text:style-name="T26">lecciones</text:span></text:span><text:span text:style-name="Fuente_20_de_20_párrafo_20_predeter."><text:span text:style-name="T24"> teóricas como las prácticas se realiza</text:span></text:span><text:span text:style-name="Fuente_20_de_20_párrafo_20_predeter."><text:span text:style-name="T31">rán</text:span></text:span><text:span text:style-name="Fuente_20_de_20_párrafo_20_predeter."><text:span text:style-name="T24"> de manera presencial, con apoyo de medios virtuales. Los contenidos del curso y los recursos relacionados se comparten en el sitio web </text:span></text:span><text:a xlink:type="simple" xlink:href="https://pf0953-programacionr.github.io/2022-ii/" text:style-name="Internet_20_link" text:visited-style-name="Visited_20_Internet_20_Link"><text:span text:style-name="Fuente_20_de_20_párrafo_20_predeter."><text:span text:style-name="T24">https://pf0953-programacionr.github.io/2022-ii/</text:span></text:span></text:a><text:span text:style-name="Fuente_20_de_20_párrafo_20_predeter."><text:span text:style-name="T24">, así como en la plataforma Mediación Virtual de la Universidad de Costa Rica. </text:span></text:span></text:p>
      <text:p text:style-name="P64"/>
      <text:p text:style-name="P64"/>
      <text:p text:style-name="P98"><text:span text:style-name="Fuente_20_de_20_párrafo_20_predeter."><text:span text:style-name="T34">2. OBJETIVOS</text:span></text:span></text:p>
      <text:p text:style-name="P52">Al finalizar el curso, el estudiantado será capaz de:</text:p>
      <text:p text:style-name="P52"/>
      <text:list xml:id="list3761542813" text:style-name="L1">
        <text:list-item>
          <text:p text:style-name="P147">Desarrollar programas en el lenguaje de programación R, enfocados en el procesamiento de datos geo<text:span text:style-name="T59">espaciales</text:span>.</text:p>
        </text:list-item>
        <text:list-item>
          <text:p text:style-name="P147"><text:span text:style-name="T59">G</text:span>enerar gráficos estadísticos <text:span text:style-name="T59">mediante R</text:span>.</text:p>
        </text:list-item>
        <text:list-item>
          <text:p text:style-name="P151">Integrar visualizaciones tabulares, gráficas y geoespaciales <text:span text:style-name="T70">de datos </text:span>en <text:span text:style-name="T70">documentos</text:span> y aplicaciones interactivas <text:span text:style-name="T84">desarrolladas con R, </text:span><text:span text:style-name="T87">R Markdown, </text:span><text:span text:style-name="T90">Quarto </text:span><text:span text:style-name="T99">y Shiny</text:span>.</text:p>
        </text:list-item>
        <text:list-item>
          <text:p text:style-name="P148"><text:span text:style-name="T59">Desarrollar soluciones reproducibles </text:span><text:span text:style-name="T88">y repetibles </text:span><text:span text:style-name="T59">a problemas computacionales.</text:span></text:p>
        </text:list-item>
        <text:list-item>
          <text:p text:style-name="P176"><text:soft-page-break/><text:span text:style-name="T19">Aprender</text:span><text:span text:style-name="T18"> herramientas, protocolos </text:span><text:span text:style-name="T20">y estándares </text:span><text:span text:style-name="T18">para compartir y documentar programas y sus resultados.</text:span></text:p>
        </text:list-item>
        <text:list-item>
          <text:p text:style-name="P149">Aplicar los conocimientos de programación y visualización en diversos escenarios <text:span text:style-name="T88">de procesamiento de datos </text:span>sociales y ambientales.</text:p>
        </text:list-item>
      </text:list>
      <text:p text:style-name="P52"/>
      <text:p text:style-name="P52"/>
      <text:p text:style-name="P89"><text:span text:style-name="Fuente_20_de_20_párrafo_20_predeter."><text:span text:style-name="T34">3. CONTENIDO DEL CURSO</text:span></text:span></text:p>
      <text:p text:style-name="P6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16255239280">
          <table:table-cell table:style-name="Table2.A1" office:value-type="string">
            <text:p text:style-name="P79">SEMANA</text:p>
          </table:table-cell>
          <table:table-cell table:style-name="Table2.A1" office:value-type="string">
            <text:p text:style-name="P78">CONTENIDO</text:p>
          </table:table-cell>
          <table:table-cell table:style-name="Table2.A1" office:value-type="string">
            <text:p text:style-name="P78">LECTURA OBLIGATORIA</text:p>
          </table:table-cell>
        </table:table-row>
        <table:table-row table:style-name="TableLine94516287102208">
          <table:table-cell table:style-name="Table2.A2" office:value-type="string">
            <text:p text:style-name="P90"/>
            <text:p text:style-name="P91">I</text:p>
            <text:p text:style-name="P91">(<text:span text:style-name="T91">15 – 19 de agosto</text:span>)</text:p>
          </table:table-cell>
          <table:table-cell table:style-name="Table2.A2" office:value-type="string">
            <text:p text:style-name="P174">Feriado por el día de la madre</text:p>
            <text:list xml:id="list1608235017" text:style-name="L2">
              <text:list-header>
                <text:p text:style-name="P175"/>
              </text:list-header>
            </text:list>
          </table:table-cell>
          <table:table-cell table:style-name="Table2.A2" office:value-type="string">
            <text:p text:style-name="P58"><text:span text:style-name="Fuente_20_de_20_párrafo_20_predeter."><text:span text:style-name="T14"/></text:span></text:p>
            <text:p text:style-name="P58"><text:span text:style-name="Fuente_20_de_20_párrafo_20_predeter."><text:span text:style-name="T14"/></text:span></text:p>
            <text:p text:style-name="P58"><text:span text:style-name="Fuente_20_de_20_párrafo_20_predeter."><text:span text:style-name="T8"/></text:span></text:p>
            <text:p text:style-name="P58"/>
          </table:table-cell>
        </table:table-row>
        <table:table-row table:style-name="TableLine94516259269440">
          <table:table-cell table:style-name="Table2.A3" table:number-columns-spanned="3" office:value-type="string">
            <text:p text:style-name="P90"/>
            <text:p text:style-name="P93">1. INTRODUCCIÓN</text:p>
            <text:p text:style-name="P90"/>
          </table:table-cell>
          <table:covered-table-cell/>
          <table:covered-table-cell/>
        </table:table-row>
        <table:table-row table:style-name="TableLine94516264549040">
          <table:table-cell table:style-name="Table2.A3" office:value-type="string">
            <text:p text:style-name="P90"/>
            <text:p text:style-name="P91">II</text:p>
            <text:p text:style-name="P91">(<text:span text:style-name="T91">22 - 26 de agosto</text:span>)</text:p>
          </table:table-cell>
          <table:table-cell table:style-name="Table2.A3" office:value-type="string">
            <text:p text:style-name="P15">Entrega y discusión de<text:span text:style-name="T92">l</text:span> programa de curso </text:p>
            <text:p text:style-name="P49"/>
            <text:p text:style-name="P16">Ciencia de datos geográficos</text:p>
            <text:p text:style-name="P16"/>
            <text:list xml:id="list3722921682" text:style-name="L3">
              <text:list-item>
                <text:p text:style-name="P154">Pensamiento geográfico para ciencia de datos</text:p>
              </text:list-item>
              <text:list-item>
                <text:p text:style-name="P172">Herramientas computacionales para ciencia de datos geográficos</text:p>
              </text:list-item>
              <text:list-item>
                <text:p text:style-name="P173">Reproducibilidad</text:p>
              </text:list-item>
            </text:list>
            <text:p text:style-name="P57"/>
            <text:p text:style-name="P61"><text:span text:style-name="T10">Herramientas para investigación reproducible y </text:span><text:span text:style-name="T11">desarrollo</text:span><text:span text:style-name="T10"> colaborativo </text:span><text:span text:style-name="T11">de programas</text:span></text:p>
            <text:p text:style-name="P30"/>
            <text:list xml:id="list394700849" text:style-name="L4">
              <text:list-item>
                <text:p text:style-name="P161">Markdown: lenguaje <text:span text:style-name="T71">ligero </text:span>de marcado <text:span text:style-name="T71">para comunicación científica</text:span></text:p>
              </text:list-item>
            </text:list>
          </table:table-cell>
          <table:table-cell table:style-name="Table2.A3" office:value-type="string">
            <text:p text:style-name="P182">Markdown Tutorial (s.f.)</text:p>
            <text:p text:style-name="P45"/>
          </table:table-cell>
        </table:table-row>
        <table:table-row table:style-name="TableLine94516293832544">
          <table:table-cell table:style-name="Table2.A2" office:value-type="string">
            <text:p text:style-name="P90"/>
            <text:p text:style-name="P91">III</text:p>
            <text:p text:style-name="P91">(<text:span text:style-name="T91">29 de agosto - 2 de setiembre</text:span>)</text:p>
          </table:table-cell>
          <table:table-cell table:style-name="Table2.A2" office:value-type="string">
            <text:p text:style-name="P20"/>
            <text:p text:style-name="P59"><text:span text:style-name="T10">Herramientas para investigación reproducible y </text:span><text:span text:style-name="T11">desarrollo</text:span><text:span text:style-name="T10"> colaborativo </text:span><text:span text:style-name="T11">de programas</text:span></text:p>
            <text:p text:style-name="P38"/>
            <text:list xml:id="list676984504" text:style-name="L5">
              <text:list-item>
                <text:p text:style-name="P162">Git: <text:span text:style-name="T48">sistema de control de versiones</text:span></text:p>
                <text:p text:style-name="P162"/>
              </text:list-item>
            </text:list>
          </table:table-cell>
          <table:table-cell table:style-name="Table2.A2" office:value-type="string">
            <text:p text:style-name="P44"/>
            <text:p text:style-name="P124"><text:span text:style-name="T69">Ihechikara Vincent Abba</text:span> <text:span text:style-name="T65">(20</text:span><text:span text:style-name="T69">21</text:span><text:span text:style-name="T65">)</text:span></text:p>
          </table:table-cell>
        </table:table-row>
        <table:table-row table:style-name="TableLine94516268441632">
          <table:table-cell table:style-name="Table2.A3" table:number-columns-spanned="3" office:value-type="string">
            <text:p text:style-name="P92"/>
            <text:p text:style-name="P92">2. El LENGUAJE DE PROGRAMACIÓN R</text:p>
            <text:p text:style-name="P92"/>
          </table:table-cell>
          <table:covered-table-cell/>
          <table:covered-table-cell/>
        </table:table-row>
        <table:table-row table:style-name="TableLine94516296759152">
          <table:table-cell table:style-name="Table2.A2" office:value-type="string">
            <text:p text:style-name="P90"/>
            <text:p text:style-name="P90"><text:soft-page-break/>IV</text:p>
            <text:p text:style-name="P90">(<text:span text:style-name="T91">5 - 9 de setiembre</text:span>)</text:p>
          </table:table-cell>
          <table:table-cell table:style-name="Table2.A2" office:value-type="string">
            <text:p text:style-name="P60"><text:span text:style-name="Fuente_20_de_20_párrafo_20_predeter."><text:span text:style-name="T9"/></text:span></text:p>
            <text:p text:style-name="P60"><text:soft-page-break/><text:span text:style-name="Fuente_20_de_20_párrafo_20_predeter."><text:span text:style-name="T9">Conceptos básicos de R</text:span></text:span></text:p>
            <text:p text:style-name="P60"><text:span text:style-name="Fuente_20_de_20_párrafo_20_predeter."><text:span text:style-name="T12"/></text:span></text:p>
            <text:list xml:id="list3156090849" text:style-name="L6">
              <text:list-item>
                <text:p text:style-name="P180"><text:span text:style-name="Fuente_20_de_20_párrafo_20_predeter."><text:span text:style-name="T12">Características generales</text:span></text:span></text:p>
              </text:list-item>
              <text:list-item>
                <text:p text:style-name="P180"><text:span text:style-name="Fuente_20_de_20_párrafo_20_predeter."><text:span text:style-name="T12">Rstudio: ambiente de desarrollo integrado para R</text:span></text:span></text:p>
              </text:list-item>
              <text:list-item>
                <text:p text:style-name="P180"><text:span text:style-name="Fuente_20_de_20_párrafo_20_predeter."><text:span text:style-name="T12">Tipos de datos, operadores y variables</text:span></text:span></text:p>
              </text:list-item>
              <text:list-item>
                <text:p text:style-name="P180"><text:span text:style-name="Fuente_20_de_20_párrafo_20_predeter."><text:span text:style-name="T12">Funciones </text:span></text:span><text:span text:style-name="Fuente_20_de_20_párrafo_20_predeter."><text:span text:style-name="T13">y p</text:span></text:span><text:span text:style-name="Fuente_20_de_20_párrafo_20_predeter."><text:span text:style-name="T12">aquetes</text:span></text:span></text:p>
                <text:p text:style-name="P180"><text:span text:style-name="Fuente_20_de_20_párrafo_20_predeter."><text:span text:style-name="T12"/></text:span></text:p>
              </text:list-item>
            </text:list>
          </table:table-cell>
          <table:table-cell table:style-name="Table2.A2" office:value-type="string">
            <text:p text:style-name="P17"/>
            <text:p text:style-name="P46"><text:soft-page-break/>Garret Grolemund et al. (2014, capítulos 1-8)</text:p>
          </table:table-cell>
        </table:table-row>
        <table:table-row table:style-name="TableLine94516258290048">
          <table:table-cell table:style-name="Table2.A2" office:value-type="string">
            <text:p text:style-name="P80">V</text:p>
            <text:p text:style-name="P100"><text:span text:style-name="Fuente_20_de_20_párrafo_20_predeter."><text:span text:style-name="T45">(</text:span></text:span><text:span text:style-name="Fuente_20_de_20_párrafo_20_predeter."><text:span text:style-name="T46">12 - 16 de setiembre</text:span></text:span><text:span text:style-name="Fuente_20_de_20_párrafo_20_predeter."><text:span text:style-name="T45">)</text:span></text:span></text:p>
          </table:table-cell>
          <table:table-cell table:style-name="Table2.A2" office:value-type="string">
            <text:p text:style-name="P18"><text:span text:style-name="Fuente_20_de_20_párrafo_20_predeter."/></text:p>
            <text:p text:style-name="P18"><text:span text:style-name="Fuente_20_de_20_párrafo_20_predeter."><text:span text:style-name="T49">Conceptos básicos de R</text:span></text:span></text:p>
            <text:p text:style-name="P42"/>
            <text:list xml:id="list1213852254" text:style-name="L7">
              <text:list-item>
                <text:p text:style-name="P157">Definición de funciones</text:p>
              </text:list-item>
              <text:list-item>
                <text:p text:style-name="P158">Condicionales</text:p>
              </text:list-item>
              <text:list-item>
                <text:p text:style-name="P158">Ciclos</text:p>
                <text:p text:style-name="P158"/>
              </text:list-item>
            </text:list>
          </table:table-cell>
          <table:table-cell table:style-name="Table2.A2" office:value-type="string">
            <text:p text:style-name="P31"/>
            <text:p text:style-name="P31">Garret Grolemund et al. (2014, capítulos 9-12)</text:p>
          </table:table-cell>
        </table:table-row>
        <table:table-row table:style-name="TableLine94516294002528">
          <table:table-cell table:style-name="Table2.A2" office:value-type="string">
            <text:p text:style-name="P80">VI</text:p>
            <text:p text:style-name="P80">(<text:span text:style-name="T93">19 - 23 de setiembre</text:span>)</text:p>
          </table:table-cell>
          <table:table-cell table:style-name="Table2.A2" office:value-type="string">
            <text:p text:style-name="P14"/>
            <text:p text:style-name="P14">R Markdown <text:span text:style-name="T94">y Quarto</text:span></text:p>
            <text:p text:style-name="P48"/>
            <text:list xml:id="list4140323254" text:style-name="L8">
              <text:list-item>
                <text:p text:style-name="P155">Sintaxis</text:p>
              </text:list-item>
              <text:list-item>
                <text:p text:style-name="P156">Paquetes para el desarrollo de documentos <text:span text:style-name="T94">con </text:span>R Markdown <text:span text:style-name="T94">y Quarto</text:span></text:p>
                <text:p text:style-name="P156"/>
              </text:list-item>
            </text:list>
          </table:table-cell>
          <table:table-cell table:style-name="Table2.A2" office:value-type="string">
            <text:p text:style-name="P43"/>
            <text:p text:style-name="P160">Quarto - Tutorial: Hello, Quarto. (s.f.)</text:p>
            <text:p text:style-name="P43"/>
            <text:p text:style-name="P43">Yihui Xie <text:span text:style-name="T66">et al. (2018, </text:span><text:span text:style-name="T67">capítulos 1-3, 10</text:span><text:span text:style-name="T66">)</text:span></text:p>
            <text:p text:style-name="P43"/>
          </table:table-cell>
        </table:table-row>
        <table:table-row table:style-name="TableLine94516241953280">
          <table:table-cell table:style-name="Table2.A2" office:value-type="string">
            <text:p text:style-name="P80">VII </text:p>
            <text:p text:style-name="P80">(<text:span text:style-name="T93">26 - 30 de setiembre</text:span>)</text:p>
          </table:table-cell>
          <table:table-cell table:style-name="Table2.A2" office:value-type="string">
            <text:p text:style-name="P21"/>
            <text:p text:style-name="P21">Tidyverse: <text:span text:style-name="T52">colección de paquetes para ciencia de datos</text:span></text:p>
            <text:p text:style-name="P39"/>
            <text:list xml:id="list784617634" text:style-name="L9">
              <text:list-item>
                <text:p text:style-name="P163"><text:span text:style-name="T52">D</text:span>atos <text:span text:style-name="T54">tidy</text:span></text:p>
              </text:list-item>
              <text:list-item>
                <text:p text:style-name="P163">La colección de paquetes de Tidyverse</text:p>
                <text:list>
                  <text:list-item>
                    <text:p text:style-name="P181"><text:span text:style-name="T15">dplyr: </text:span><text:span text:style-name="T17">paquete con </text:span><text:span text:style-name="T16">gramática para manipulación de datos</text:span></text:p>
                  </text:list-item>
                  <text:list-item>
                    <text:p text:style-name="P164">ggplot2: <text:span text:style-name="T57">paquete para </text:span>creación declarativa de gráficos <text:span text:style-name="T57">estadísticos</text:span></text:p>
                  </text:list-item>
                  <text:list-item>
                    <text:p text:style-name="P164">Otros paquetes</text:p>
                    <text:p text:style-name="P164"/>
                  </text:list-item>
                </text:list>
              </text:list-item>
            </text:list>
          </table:table-cell>
          <table:table-cell table:style-name="Table2.A2" office:value-type="string">
            <text:p text:style-name="P19"/>
            <text:p text:style-name="P32">Hadley Wickham et al. (2017, capítulos 1-12)</text:p>
            <text:p text:style-name="P36"/>
            <text:p text:style-name="P37"/>
          </table:table-cell>
        </table:table-row>
        <table:table-row table:style-name="TableLine94516256635904">
          <table:table-cell table:style-name="Table2.A2" table:number-columns-spanned="3" office:value-type="string">
            <text:p text:style-name="P84"/>
            <text:p text:style-name="P84">3. GRAFICACIÓN <text:span text:style-name="T57">ESTADÍSTICA </text:span>EN R</text:p>
            <text:p text:style-name="P84"/>
          </table:table-cell>
          <table:covered-table-cell/>
          <table:covered-table-cell/>
        </table:table-row>
        <table:table-row table:style-name="TableLine94516244234784">
          <table:table-cell table:style-name="Table2.A2" office:value-type="string">
            <text:p text:style-name="P80"/>
            <text:p text:style-name="P81">VIII</text:p>
            <text:p text:style-name="P81">(<text:span text:style-name="T93">3 - 7 de octubre</text:span>)</text:p>
          </table:table-cell>
          <table:table-cell table:style-name="Table2.A2" office:value-type="string">
            <text:p text:style-name="P22"/>
            <text:p text:style-name="P22">Paquetes de R para graficación <text:span text:style-name="T57">estadística</text:span></text:p>
            <text:p text:style-name="P40"/>
            <text:list xml:id="list1196696708" text:style-name="L10">
              <text:list-item>
                <text:p text:style-name="P166">graphics: paquete <text:span text:style-name="T56">base para graficación </text:span><text:span text:style-name="T57">estadística</text:span></text:p>
              </text:list-item>
              <text:list-item>
                <text:p text:style-name="P165">ggplot2: <text:span text:style-name="T57">paquete para </text:span>creación <text:soft-page-break/>declarativa de gráficos <text:span text:style-name="T57">estadísticos</text:span></text:p>
              </text:list-item>
            </text:list>
            <text:p text:style-name="P40"/>
          </table:table-cell>
          <table:table-cell table:style-name="Table2.A2" office:value-type="string">
            <text:p text:style-name="P43"/>
            <text:p text:style-name="P33">Hadley Wickham (20<text:span text:style-name="T77">10</text:span>, <text:span text:style-name="T77">pp. 3-28</text:span>)</text:p>
            <text:p text:style-name="P47"/>
            <text:p text:style-name="P47">Winston Chang (2018, <text:span text:style-name="T68">capítulos 1-2</text:span>)</text:p>
          </table:table-cell>
        </table:table-row>
        <table:table-row table:style-name="TableLine94516244724112">
          <table:table-cell table:style-name="Table2.A2" office:value-type="string">
            <text:p text:style-name="P80"/>
            <text:p text:style-name="P81">IX</text:p>
            <text:p text:style-name="P81">(<text:span text:style-name="T93">10 - 14 de octubre</text:span>)</text:p>
          </table:table-cell>
          <table:table-cell table:style-name="Table2.A2" office:value-type="string">
            <text:p text:style-name="P24"/>
            <text:p text:style-name="P23">Paquetes de R para graficación <text:span text:style-name="T57">estadística</text:span></text:p>
            <text:list xml:id="list142754170659270" text:continue-numbering="true" text:style-name="L10">
              <text:list-header>
                <text:p text:style-name="P167"/>
              </text:list-header>
              <text:list-item>
                <text:p text:style-name="P167">plotly: gráficos <text:span text:style-name="T57">estadísticos </text:span>para la Web</text:p>
              </text:list-item>
            </text:list>
            <text:list xml:id="list2593040301" text:style-name="L11">
              <text:list-item>
                <text:list>
                  <text:list-header>
                    <text:p text:style-name="P168"/>
                  </text:list-header>
                </text:list>
              </text:list-item>
            </text:list>
          </table:table-cell>
          <table:table-cell table:style-name="Table2.A2" office:value-type="string">
            <text:p text:style-name="P29"/>
            <text:p text:style-name="P35">Plotly (2022)</text:p>
          </table:table-cell>
        </table:table-row>
        <table:table-row table:style-name="TableLine94516294194528">
          <table:table-cell table:style-name="Table2.A2" table:number-columns-spanned="3" office:value-type="string">
            <text:p text:style-name="P85"/>
            <text:p text:style-name="P85">4. EL ECOSISTEMA GEOESPACIAL DE R</text:p>
            <text:p text:style-name="P85"/>
          </table:table-cell>
          <table:covered-table-cell/>
          <table:covered-table-cell/>
        </table:table-row>
        <table:table-row table:style-name="TableLine94516251936176">
          <table:table-cell table:style-name="Table2.A2" office:value-type="string">
            <text:p text:style-name="P80"/>
            <text:p text:style-name="P81">X</text:p>
            <text:p text:style-name="P81">(<text:span text:style-name="T93">17 - 21 de octubre</text:span>)</text:p>
          </table:table-cell>
          <table:table-cell table:style-name="Table2.A2" office:value-type="string">
            <text:p text:style-name="P26"/>
            <text:p text:style-name="P25">Introducción al manejo de datos geoespaciales en R</text:p>
            <text:p text:style-name="P41"/>
            <text:list xml:id="list142754222751453" text:continue-numbering="true" text:style-name="L11">
              <text:list-item>
                <text:p text:style-name="P169">Modelos de datos geoespaciales</text:p>
                <text:list>
                  <text:list-item>
                    <text:p text:style-name="P169">El modelo vectorial</text:p>
                    <text:list>
                      <text:list-item>
                        <text:p text:style-name="P171">sf: paquete para manejo de datos vectoriales</text:p>
                      </text:list-item>
                    </text:list>
                  </text:list-item>
                  <text:list-item>
                    <text:p text:style-name="P169">El modelo raster</text:p>
                    <text:list>
                      <text:list-item>
                        <text:p text:style-name="P171">terra: paquete para manejo de datos raster</text:p>
                      </text:list-item>
                    </text:list>
                  </text:list-item>
                </text:list>
              </text:list-item>
              <text:list-item>
                <text:p text:style-name="P169">Visualización de datos geoespaciales</text:p>
                <text:list>
                  <text:list-item>
                    <text:p text:style-name="P169">leaflet: paquete para desarrollo de mapas para la Web</text:p>
                  </text:list-item>
                  <text:list-item>
                    <text:p text:style-name="P169">Otros paquetes</text:p>
                  </text:list-item>
                </text:list>
              </text:list-item>
            </text:list>
            <text:list xml:id="list1072149901" text:style-name="L12">
              <text:list-header>
                <text:p text:style-name="P152"/>
              </text:list-header>
            </text:list>
          </table:table-cell>
          <table:table-cell table:style-name="Table2.A2" office:value-type="string">
            <text:p text:style-name="P29"/>
            <text:p text:style-name="P34">Robin Lovelace et al. (2019, capítulos 1-2)</text:p>
          </table:table-cell>
        </table:table-row>
        <table:table-row table:style-name="TableLine94516258948560">
          <table:table-cell table:style-name="Table2.A2" office:value-type="string">
            <text:p text:style-name="P82">XI</text:p>
            <text:p text:style-name="P82">(<text:span text:style-name="T93">24 - 28 de octubre</text:span>)</text:p>
          </table:table-cell>
          <table:table-cell table:style-name="Table2.A2" office:value-type="string">
            <text:p text:style-name="P10"/>
            <text:p text:style-name="P27">Operaciones con datos de atributos</text:p>
            <text:p text:style-name="P50"/>
            <text:list xml:id="list142754094007231" text:continue-numbering="true" text:style-name="L12">
              <text:list-item>
                <text:p text:style-name="P153">Datos vectoriales</text:p>
              </text:list-item>
              <text:list-item>
                <text:p text:style-name="P170">Datos raster</text:p>
              </text:list-item>
            </text:list>
            <text:list xml:id="list250705408" text:style-name="L13">
              <text:list-header>
                <text:p text:style-name="P178"/>
              </text:list-header>
            </text:list>
          </table:table-cell>
          <table:table-cell table:style-name="Table2.A2" office:value-type="string">
            <text:p text:style-name="P29"/>
            <text:p text:style-name="P34">Robin Lovelace et al. (2019, capítulo 3)</text:p>
          </table:table-cell>
        </table:table-row>
        <table:table-row table:style-name="TableLine94516263054352">
          <table:table-cell table:style-name="Table2.A2" office:value-type="string">
            <text:p text:style-name="P83">XII</text:p>
            <text:p text:style-name="P83">(<text:span text:style-name="T93">31 de octubre - </text:span><text:span text:style-name="T95">4</text:span><text:span text:style-name="T93"> de noviembre</text:span>)</text:p>
          </table:table-cell>
          <table:table-cell table:style-name="Table2.A2" office:value-type="string">
            <text:p text:style-name="P109"/>
            <text:p text:style-name="P11">Operaciones con datos espaciales</text:p>
            <text:p text:style-name="P12"/>
            <text:list xml:id="list142754004897287" text:continue-numbering="true" text:style-name="L13">
              <text:list-item>
                <text:p text:style-name="P179">Datos vectoriales</text:p>
              </text:list-item>
              <text:list-item>
                <text:p text:style-name="P185">Datos raster</text:p>
              </text:list-item>
            </text:list>
            <text:list xml:id="list2645465688" text:style-name="L14">
              <text:list-header>
                <text:p text:style-name="P188"/>
              </text:list-header>
            </text:list>
          </table:table-cell>
          <table:table-cell table:style-name="Table2.A2" office:value-type="string">
            <text:p text:style-name="P105"/>
            <text:p text:style-name="P107">Robin Lovelace et al. (2019, capítulo 4)</text:p>
          </table:table-cell>
        </table:table-row>
        <table:table-row table:style-name="TableLine94516262863728">
          <table:table-cell table:style-name="Table2.A2" office:value-type="string">
            <text:p text:style-name="P83">XIII</text:p>
            <text:p text:style-name="P83">(<text:span text:style-name="T95">7</text:span><text:span text:style-name="T93"> - </text:span><text:span text:style-name="T95">11</text:span><text:span text:style-name="T93"> de noviembre</text:span>)</text:p>
          </table:table-cell>
          <table:table-cell table:style-name="Table2.A2" office:value-type="string">
            <text:p text:style-name="P111"/>
            <text:p text:style-name="P110">Operaciones con geometrías</text:p>
            <text:p text:style-name="P115"/>
            <text:list xml:id="list142754203624730" text:continue-numbering="true" text:style-name="L14">
              <text:list-item>
                <text:p text:style-name="P189"><text:soft-page-break/>Datos vectoriales</text:p>
              </text:list-item>
              <text:list-item>
                <text:p text:style-name="P189">Datos raster</text:p>
              </text:list-item>
            </text:list>
            <text:list xml:id="list197990515" text:style-name="L15">
              <text:list-header>
                <text:p text:style-name="P190"/>
              </text:list-header>
            </text:list>
          </table:table-cell>
          <table:table-cell table:style-name="Table2.A2" office:value-type="string">
            <text:p text:style-name="P105"/>
            <text:p text:style-name="P107"><text:soft-page-break/>Robin Lovelace et al. (2019, capítulo 5)</text:p>
          </table:table-cell>
        </table:table-row>
        <table:table-row table:style-name="TableLine94516291445568">
          <table:table-cell table:style-name="Table2.A2" table:number-columns-spanned="3" office:value-type="string">
            <text:p text:style-name="P86"/>
            <text:p text:style-name="P86">5. VISUALIZACIÓN AVANZADA</text:p>
            <text:p text:style-name="P86"/>
          </table:table-cell>
          <table:covered-table-cell/>
          <table:covered-table-cell/>
        </table:table-row>
        <table:table-row table:style-name="TableLine94516233736528">
          <table:table-cell table:style-name="Table2.A2" office:value-type="string">
            <text:p text:style-name="P80"/>
            <text:p text:style-name="P81">XIV</text:p>
            <text:p text:style-name="P81">(<text:span text:style-name="T95">14</text:span><text:span text:style-name="T93"> - 1</text:span><text:span text:style-name="T95">8</text:span><text:span text:style-name="T93"> de noviembre</text:span>)</text:p>
          </table:table-cell>
          <table:table-cell table:style-name="Table2.A2" office:value-type="string">
            <text:p text:style-name="P113"/>
            <text:p text:style-name="P112"><text:span text:style-name="T58">Desarrollo de t</text:span>ableros de control</text:p>
            <text:p text:style-name="P116"/>
            <text:list xml:id="list142754949892853" text:continue-numbering="true" text:style-name="L15">
              <text:list-item>
                <text:p text:style-name="P191"><text:span text:style-name="T17">flexdashboard: </text:span><text:span text:style-name="T50">paquete para desarrollo de tableros de control </text:span><text:span text:style-name="T51">con R Markdown</text:span></text:p>
              </text:list-item>
            </text:list>
            <text:list xml:id="list3308759786" text:style-name="L16">
              <text:list-header>
                <text:p text:style-name="P186"/>
              </text:list-header>
            </text:list>
          </table:table-cell>
          <table:table-cell table:style-name="Table2.A2" office:value-type="string">
            <text:p text:style-name="P105"/>
            <text:p text:style-name="P108">Paula Moraga (2019, capítulo 12)</text:p>
          </table:table-cell>
        </table:table-row>
        <table:table-row table:style-name="TableLine94516235194704">
          <table:table-cell table:style-name="Table2.A2" office:value-type="string">
            <text:p text:style-name="P83">XV</text:p>
            <text:p text:style-name="P83"><text:span text:style-name="T95">(21 - 25 de noviembre</text:span>)</text:p>
          </table:table-cell>
          <table:table-cell table:style-name="Table2.A2" office:value-type="string">
            <text:p text:style-name="P103"/>
            <text:p text:style-name="P114"><text:span text:style-name="T58">Desarrollo de a</text:span>plicaciones interactivas</text:p>
            <text:p text:style-name="P114"/>
            <text:list xml:id="list142755353338341" text:continue-numbering="true" text:style-name="L16">
              <text:list-item>
                <text:p text:style-name="P187">shiny: paquete para desarrollo de aplicaciones interactivas</text:p>
              </text:list-item>
            </text:list>
          </table:table-cell>
          <table:table-cell table:style-name="Table2.A2" office:value-type="string">
            <text:p text:style-name="P105"/>
            <text:p text:style-name="P108">Paula Moraga (2019, capítulo<text:span text:style-name="T72">s</text:span> 1<text:span text:style-name="T72">3-14</text:span>)</text:p>
          </table:table-cell>
        </table:table-row>
        <table:table-row table:style-name="TableLine94516293243552">
          <table:table-cell table:style-name="Table2.A22" office:value-type="string">
            <text:p text:style-name="P83">XVI</text:p>
            <text:p text:style-name="P83">(<text:span text:style-name="T96">28 de noviembre - 2 de diciembre</text:span>)</text:p>
          </table:table-cell>
          <table:table-cell table:style-name="Table2.A22" office:value-type="string">
            <text:p text:style-name="P103"/>
            <text:p text:style-name="P104">Hospedaje de aplicaciones en la nube</text:p>
            <text:list xml:id="list2983439174" text:style-name="L17">
              <text:list-item>
                <text:p text:style-name="P197">shinyapps.io: plataforma para hospedaje de aplicaciones de datos.</text:p>
              </text:list-item>
            </text:list>
          </table:table-cell>
          <table:table-cell table:style-name="Table2.A22" office:value-type="string">
            <text:p text:style-name="P105"/>
            <text:p text:style-name="P106">Nata Berishvili <text:span text:style-name="T73">(2020)</text:span></text:p>
          </table:table-cell>
        </table:table-row>
        <table:table-row table:style-name="TableLine94516268215552"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102"/>
          </table:table-cell>
          <table:table-cell table:style-name="Table2.A2" office:value-type="string">
            <text:p text:style-name="P101"/>
          </table:table-cell>
        </table:table-row>
      </table:table>
      <text:p text:style-name="P71"/>
      <text:p text:style-name="P72"/>
      <text:p text:style-name="P69">4. METODOLOGÍA</text:p>
      <text:p text:style-name="P62"><text:span text:style-name="T21">El curso se desarrolla</text:span><text:span text:style-name="T31">rá</text:span><text:span text:style-name="T21"> mediante clases teórico-prácticas </text:span><text:span text:style-name="T30">presenciales</text:span><text:span text:style-name="T21">. Los conceptos teóricos s</text:span><text:span text:style-name="T31">erán</text:span><text:span text:style-name="T30"> explicados</text:span><text:span text:style-name="T21"> por el profesor del curso </text:span><text:span text:style-name="T28">durante </text:span><text:span text:style-name="T31">las sesiones teóricas</text:span><text:span text:style-name="T28"> </text:span><text:span text:style-name="T21">y también a través de lecturas previamente asignadas. </text:span><text:span text:style-name="T31">Las sesiones prácticas se destina</text:span><text:span text:style-name="T32">rán</text:span><text:span text:style-name="T31"> a la realización de diferentes ejercicios de programación por parte de los estudiantes.</text:span></text:p>
      <text:p text:style-name="P7"/>
      <text:p text:style-name="P177">Los contenidos de las lecciones están disponibles en la plataforma Mediación Virtual y también en el sitio web del curso <text:span text:style-name="T84">(</text:span><text:a xlink:type="simple" xlink:href="https://pf0953-programacionr.github.io/2022-ii/" text:style-name="Internet_20_link" text:visited-style-name="Visited_20_Internet_20_Link"><text:span text:style-name="Fuente_20_de_20_párrafo_20_predeter."><text:span text:style-name="T83">https://pf0953-programacionr.github.io/2022-ii/</text:span></text:span></text:a><text:span text:style-name="T84">)</text:span>, en el que hay enlaces a la bibliografía y <text:span text:style-name="T88">a </text:span>otros recursos de aprendizaje como tutoriales y videos.</text:p>
      <text:p text:style-name="P8"/>
      <text:p text:style-name="P63"><text:soft-page-break/><text:span text:style-name="T27">Dada la disponibilidad</text:span><text:span text:style-name="T28"> de diversos recursos tecnológicos que la Universidad de Costa Rica pone a disposición para el proceso de aprendizaje del estudiantado, en e</text:span><text:span text:style-name="T32">ste</text:span><text:span text:style-name="T28"> curso se podrá hacer uso de herramientas tecnológicas que incluyen, </text:span><text:span text:style-name="T29">además de las ya mencionadas,</text:span><text:span text:style-name="T28"> herramientas de comunicación sincrónica en línea </text:span><text:span text:style-name="T29">(ej. Zoom)</text:span><text:span text:style-name="T28">. </text:span><text:span text:style-name="T30">Estas herramientas se utiliza</text:span><text:span text:style-name="T31">rán</text:span><text:span text:style-name="T30"> como apoyo a las clases presenciales y también en el caso de que, por fuerza mayor, la clase </text:span><text:span text:style-name="T31">deba ser impartida de manera </text:span><text:span text:style-name="T32">virtual</text:span><text:span text:style-name="T30">.</text:span></text:p>
      <text:p text:style-name="P9"/>
      <text:p text:style-name="P62"><text:span text:style-name="T21">Se recomienda a los estudiantes probar las diferentes herramientas y conceptos </text:span><text:span text:style-name="T31">fuera del tiempo de clase</text:span><text:span text:style-name="T21"> y aprovechar las lecciones </text:span><text:span text:style-name="T28">y las horas de consulta </text:span><text:span text:style-name="T21">para aclarar dudas.</text:span></text:p>
      <text:p text:style-name="P6"/>
      <text:p text:style-name="P6"/>
      <text:p text:style-name="P69">5. EVALUACIÓN</text:p>
      <text:p text:style-name="P74">La evaluación incluye tres componentes:</text:p>
      <text:p text:style-name="P74"/>
      <text:p text:style-name="P99"><text:span text:style-name="T37">1. </text:span><text:span text:style-name="T35">Exámenes cortos.</text:span><text:span text:style-name="T37"> </text:span><text:span text:style-name="T39">Corresponden al </text:span><text:span text:style-name="T40">25</text:span><text:span text:style-name="T37">% de la calificación final. </text:span><text:span text:style-name="T41">Tienen como propósito principal evaluar las lecturas y los conceptos teóricos cubiertos en clase. </text:span><text:span text:style-name="T39">Las semanas estimadas de realización y las secciones de la tabla de contenidos del curso a evaluar en cada examen </text:span><text:span text:style-name="T43">corto </text:span><text:span text:style-name="T39">se presentan en </text:span><text:span text:style-name="T75">la</text:span><text:span text:style-name="T39"> siguente tabla:</text:span></text:p>
      <text:p text:style-name="P74"/>
      <text:p text:style-name="P75"/>
      <table:table table:name="Exámenescortos" table:style-name="Exámenescortos">
        <table:table-column table:style-name="Exámenescortos.A"/>
        <table:table-column table:style-name="Exámenescortos.B"/>
        <table:table-column table:style-name="Exámenescortos.C"/>
        <table:table-row table:style-name="TableLine94516233718000">
          <table:table-cell table:style-name="Exámenescortos.A1" office:value-type="string">
            <text:p text:style-name="P143">Semana estimada de realización</text:p>
          </table:table-cell>
          <table:table-cell table:style-name="Exámenescortos.A1" office:value-type="string">
            <text:p text:style-name="P143">Secciones a evaluar</text:p>
          </table:table-cell>
          <table:table-cell table:style-name="Exámenescortos.A1" office:value-type="string">
            <text:p text:style-name="P146">Porcentaje de la calificación final del curso</text:p>
          </table:table-cell>
        </table:table-row>
        <table:table-row table:style-name="TableLine94516289449952">
          <table:table-cell table:style-name="Exámenescortos.A1" office:value-type="string">
            <text:p text:style-name="P133">I<text:span text:style-name="T94">V</text:span></text:p>
          </table:table-cell>
          <table:table-cell table:style-name="Exámenescortos.A1" office:value-type="string">
            <text:p text:style-name="P133">1</text:p>
          </table:table-cell>
          <table:table-cell table:style-name="Exámenescortos.A1" office:value-type="string">
            <text:p text:style-name="P142">5%</text:p>
          </table:table-cell>
        </table:table-row>
        <table:table-row table:style-name="TableLine94516294697568">
          <table:table-cell table:style-name="Exámenescortos.A1" office:value-type="string">
            <text:p text:style-name="P140">VIII</text:p>
          </table:table-cell>
          <table:table-cell table:style-name="Exámenescortos.A1" office:value-type="string">
            <text:p text:style-name="P139">2</text:p>
          </table:table-cell>
          <table:table-cell table:style-name="Exámenescortos.A1" office:value-type="string">
            <text:p text:style-name="P142">5%</text:p>
          </table:table-cell>
        </table:table-row>
        <table:table-row table:style-name="TableLine94516183420896">
          <table:table-cell table:style-name="Exámenescortos.A1" office:value-type="string">
            <text:p text:style-name="P140">X</text:p>
          </table:table-cell>
          <table:table-cell table:style-name="Exámenescortos.A1" office:value-type="string">
            <text:p text:style-name="P139">3</text:p>
          </table:table-cell>
          <table:table-cell table:style-name="Exámenescortos.A1" office:value-type="string">
            <text:p text:style-name="P142">5%</text:p>
          </table:table-cell>
        </table:table-row>
        <table:table-row table:style-name="TableLine94516183377328">
          <table:table-cell table:style-name="Exámenescortos.A1" office:value-type="string">
            <text:p text:style-name="P140">XIV</text:p>
          </table:table-cell>
          <table:table-cell table:style-name="Exámenescortos.A1" office:value-type="string">
            <text:p text:style-name="P139">4</text:p>
          </table:table-cell>
          <table:table-cell table:style-name="Exámenescortos.A1" office:value-type="string">
            <text:p text:style-name="P139"><text:span text:style-name="T85">5</text:span>%</text:p>
          </table:table-cell>
        </table:table-row>
        <table:table-row table:style-name="TableLine94516244429488">
          <table:table-cell table:style-name="Exámenescortos.A1" office:value-type="string">
            <text:p text:style-name="P136">XVI</text:p>
          </table:table-cell>
          <table:table-cell table:style-name="Exámenescortos.A1" office:value-type="string">
            <text:p text:style-name="P136">5</text:p>
          </table:table-cell>
          <table:table-cell table:style-name="Exámenescortos.A1" office:value-type="string">
            <text:p text:style-name="P142">5%</text:p>
          </table:table-cell>
        </table:table-row>
      </table:table>
      <text:p text:style-name="P75"/>
      <text:p text:style-name="P74">2. <text:span text:style-name="T60">Tareas programadas.</text:span> <text:span text:style-name="T83">Corresponden al </text:span>4<text:span text:style-name="T79">5</text:span>% de la calificación final <text:span text:style-name="T83">del curso</text:span>. <text:span text:style-name="T78">Consisten en ejercicios de programación que deben ser resueltos por los estudiantes fuera del tiempo de clase. </text:span><text:span text:style-name="T81">Las semanas estimadas de entrega, temas a cubrir y valor de cada tarea se presentan en la siguiente tabla:</text:span></text:p>
      <text:p text:style-name="P74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4516253394656">
          <table:table-cell table:style-name="tareas.A1" office:value-type="string">
            <text:p text:style-name="P143">Semana estimada de entrega</text:p>
          </table:table-cell>
          <table:table-cell table:style-name="tareas.A1" office:value-type="string">
            <text:p text:style-name="P143">Tema <text:span text:style-name="T80">a desarrollar</text:span></text:p>
          </table:table-cell>
          <table:table-cell table:style-name="tareas.A1" office:value-type="string">
            <text:p text:style-name="P145">Porcentaje de la calificación final del curso</text:p>
          </table:table-cell>
        </table:table-row>
        <table:table-row table:style-name="TableLine94516267101728">
          <table:table-cell table:style-name="tareas.A1" office:value-type="string">
            <text:p text:style-name="P137">V</text:p>
          </table:table-cell>
          <table:table-cell table:style-name="tareas.A1" office:value-type="string">
            <text:p text:style-name="P141">Página web desarrollada en Markdown y publicada en Internet</text:p>
          </table:table-cell>
          <table:table-cell table:style-name="tareas.A1" office:value-type="string">
            <text:p text:style-name="P137">10%</text:p>
          </table:table-cell>
        </table:table-row>
        <table:table-row table:style-name="TableLine94516185080256">
          <table:table-cell table:style-name="tareas.A1" office:value-type="string">
            <text:p text:style-name="P137">X<text:span text:style-name="T82">I</text:span></text:p>
          </table:table-cell>
          <table:table-cell table:style-name="tareas.A1" office:value-type="string">
            <text:p text:style-name="P138"><text:span text:style-name="T84">Página web desarrollada en</text:span> R Markdown <text:span text:style-name="T97">y Quarto</text:span>, con código en R que <text:span text:style-name="T82">procese datos y los presente en tablas y gráficos, </text:span><text:span text:style-name="T84">publicada en Internet</text:span></text:p>
          </table:table-cell>
          <table:table-cell table:style-name="tareas.A1" office:value-type="string">
            <text:p text:style-name="P137">15%</text:p>
          </table:table-cell>
        </table:table-row>
        <table:table-row table:style-name="TableLine94516234537552">
          <table:table-cell table:style-name="tareas.A1" office:value-type="string">
            <text:p text:style-name="P135">XV</text:p>
          </table:table-cell>
          <table:table-cell table:style-name="tareas.A1" office:value-type="string">
            <text:p text:style-name="P134">Tablero de control con <text:soft-page-break/>visualizaciones tabulares, gráficas y geoespaciales, <text:span text:style-name="T84">publicado en Internet</text:span></text:p>
          </table:table-cell>
          <table:table-cell table:style-name="tareas.A1" office:value-type="string">
            <text:p text:style-name="P137">20%</text:p>
          </table:table-cell>
        </table:table-row>
      </table:table>
      <text:p text:style-name="P74"/>
      <text:p text:style-name="P99"><text:span text:style-name="T37">3. </text:span><text:span text:style-name="T35">Proyecto final.</text:span><text:span text:style-name="T37"> </text:span><text:span text:style-name="T42">Corresponden al </text:span><text:span text:style-name="T37">30% de la calificación final </text:span><text:span text:style-name="T42">del curso</text:span><text:span text:style-name="T37">. </text:span><text:span text:style-name="T74">Su objetivo es sintetizar</text:span><text:span text:style-name="T38"> los co</text:span><text:span text:style-name="T42">nocimientos y habilidades aprendidas durante</text:span><text:span text:style-name="T38"> </text:span><text:span text:style-name="T44">todo </text:span><text:span text:style-name="T38">el curso.</text:span></text:p>
      <text:p text:style-name="P77"/>
      <text:p text:style-name="P76"/>
      <table:table table:name="Table3" table:style-name="Table3">
        <table:table-column table:style-name="Table3.A" table:number-columns-repeated="3"/>
        <table:table-row table:style-name="TableLine94516262423552">
          <table:table-cell table:style-name="Table3.A1" office:value-type="string">
            <text:p text:style-name="P144">Semana estimada de entrega</text:p>
          </table:table-cell>
          <table:table-cell table:style-name="Table3.A1" office:value-type="string">
            <text:p text:style-name="P144">Tema <text:span text:style-name="T80">a desarrollar</text:span></text:p>
          </table:table-cell>
          <table:table-cell table:style-name="Table3.A1" office:value-type="string">
            <text:p text:style-name="P146">Porcentaje de la calificación final del curso</text:p>
          </table:table-cell>
        </table:table-row>
        <table:table-row table:style-name="TableLine94516186146656">
          <table:table-cell table:style-name="Table3.A1" office:value-type="string">
            <text:p text:style-name="P135">Semana de evaluaciones finales</text:p>
            <text:p text:style-name="P135">(<text:span text:style-name="T97">5 – 9 de diciembre</text:span>)</text:p>
          </table:table-cell>
          <table:table-cell table:style-name="Table3.A1" office:value-type="string">
            <text:p text:style-name="P134">Tablero de control interactivo con visualizaciones tabulares, gráficas y geoespaciales, <text:span text:style-name="T84">publicado en Internet</text:span></text:p>
          </table:table-cell>
          <table:table-cell table:style-name="Table3.A1" office:value-type="string">
            <text:p text:style-name="P142">30%</text:p>
          </table:table-cell>
        </table:table-row>
      </table:table>
      <text:p text:style-name="P13"/>
      <text:p text:style-name="P70"/>
      <text:p text:style-name="P69">6. <text:s/>TRABAJO DE CAMPO</text:p>
      <text:p text:style-name="P96">Este curso no incluye trabajo de campo.</text:p>
      <text:p text:style-name="P95"/>
      <text:p text:style-name="P28"/>
      <text:p text:style-name="P98"><text:span text:style-name="Fuente_20_de_20_párrafo_20_predeter."><text:span text:style-name="T34">7. NORMATIVA DE INTERÉS</text:span></text:span></text:p>
      <text:p text:style-name="P69"/>
      <text:p text:style-name="P130"><text:span text:style-name="Fuente_20_de_20_párrafo_20_predeter."><text:span text:style-name="T22">El </text:span></text:span><text:span text:style-name="Fuente_20_de_20_párrafo_20_predeter."><text:span text:style-name="T34">Reglamento de Régimen Disciplinario del Personal Académico </text:span></text:span><text:span text:style-name="Fuente_20_de_20_párrafo_20_predeter."><text:span text:style-name="T22">establece mecanismos para resolver situaciones que afectan la excelencia en el ejercicio de la labor académica y en el desarrollo armonioso de los procesos institucionales.</text:span></text:span></text:p>
      <text:p text:style-name="P130"><text:span text:style-name="Fuente_20_de_20_párrafo_20_predeter."><text:span text:style-name="T22"/></text:span></text:p>
      <text:p text:style-name="P130"><text:span text:style-name="Fuente_20_de_20_párrafo_20_predeter."><text:span text:style-name="T22">El </text:span></text:span><text:span text:style-name="Fuente_20_de_20_párrafo_20_predeter."><text:span text:style-name="T34">Reglamento de Orden y Disciplina de los Estudiantes de la UCR</text:span></text:span><text:span text:style-name="Fuente_20_de_20_párrafo_20_predeter."><text:span text:style-name="T22"> regula la disciplina del estudiantado en TODOS los recintos de la Institución y en aquellas acciones u omisiones que, aunque se produzcan fuera de las instalaciones que comprometan la buena marcha o el buen nombre de la Universidad de Costa Rica. Se establecen faltas, sanciones y procedimientos.</text:span></text:span></text:p>
      <text:p text:style-name="P130"><text:span text:style-name="Fuente_20_de_20_párrafo_20_predeter."><text:span text:style-name="T22"/></text:span></text:p>
      <text:p text:style-name="P130"><text:span text:style-name="Fuente_20_de_20_párrafo_20_predeter."><text:span text:style-name="T22">El </text:span></text:span><text:span text:style-name="Fuente_20_de_20_párrafo_20_predeter."><text:span text:style-name="T34">Reglamento de Régimen Académico Estudiantil</text:span></text:span><text:span text:style-name="Fuente_20_de_20_párrafo_20_predeter."><text:span text:style-name="T22"> rige los procedimientos relacionados con la evaluación y orientación académica de las diversas categorías de estudiantes de la UCR. Incluye la orientación académica en cualquier época del año, las pruebas de reposición y pruebas opcionales, las necesidades educativas especiales, la igualdad y la equiparación de oportunidades, las funciones y deberes del profesor consejero, qué es un plan de estudios, la administración de los cursos, las normas de evaluación, las calificaciones e informes finales, el rendimiento académico del estudiantado, la orientación en matrícula, etc.</text:span></text:span></text:p>
      <text:p text:style-name="P130"><text:span text:style-name="Fuente_20_de_20_párrafo_20_predeter."><text:span text:style-name="T22"/></text:span></text:p>
      <text:p text:style-name="P130"><text:soft-page-break/><text:span text:style-name="Fuente_20_de_20_párrafo_20_predeter."><text:span text:style-name="T22">El </text:span></text:span><text:span text:style-name="Fuente_20_de_20_párrafo_20_predeter."><text:span text:style-name="T34">Reglamento de la Universidad de Costa Rica en contra del Hostigamiento Sexual </text:span></text:span><text:span text:style-name="Fuente_20_de_20_párrafo_20_predeter."><text:span text:style-name="T22">cubre a hombres y mujeres (docentes, administrativos y estudiantes). Esta norma está para proteger la dignidad de la persona en sus relaciones y garantiza un clima académico fundamentado en el respeto a la libertad, el trabajo, la igualdad, la equidad, el respeto mutuo y que conduzca al desarrollo intelectual, profesional y social, libre de cualquier forma de discriminación y violencia. Las denuncias se interponen ante la Comisión Institucional contra el Hostigamiento Sexual, que, con total confidencialidad, da seguimiento a los casos y consultas en esta materia.</text:span></text:span></text:p>
      <text:p text:style-name="P132"/>
      <text:p text:style-name="P132"/>
      <text:p text:style-name="P131">8. BIBLIOGRAFÍA</text:p>
      <text:p text:style-name="P128"/>
      <text:p text:style-name="P129"><text:span text:style-name="Fuente_20_de_20_párrafo_20_predeter."><text:span text:style-name="T36">Bibliografía obligatoria</text:span></text:span></text:p>
      <text:p text:style-name="P120">Abba, I. V. (2021). <text:span text:style-name="T53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120"/>
      <text:p text:style-name="P120">Berishvili, N. (2020). <text:span text:style-name="T53">Create an Interactive Dashboard with Shiny, Flexdashboard, and Plotly</text:span>. Medium. <text:a xlink:type="simple" xlink:href="https://towardsdatascience.com/create-an-interactive-dashboard-with-shiny-flexdashboard-and-plotly-b1f025aebc9c" text:style-name="Internet_20_link" text:visited-style-name="Visited_20_Internet_20_Link">https://towardsdatascience.com/create-an-interactive-dashboard-with-shiny-flexdashboard-and-plotly-b1f025aebc9c</text:a></text:p>
      <text:p text:style-name="P120"/>
      <text:p text:style-name="P122">Chang, W. (2018). <text:span text:style-name="T53">R graphics cookbook: Practical recipes for visualizing data</text:span> (Second edition). O’Reilly. <text:a xlink:type="simple" xlink:href="https://r-graphics.org/" text:style-name="Internet_20_link" text:visited-style-name="Visited_20_Internet_20_Link">https://r-graphics.org/</text:a></text:p>
      <text:p text:style-name="P122"/>
      <text:p text:style-name="P122">Grolemund, G., &amp; Wickham, H. (2014). <text:span text:style-name="T53">Hands-On Programming with R: Write Your Own Functions And Simulations</text:span>. O’Reilly Media. <text:a xlink:type="simple" xlink:href="https://rstudio-education.github.io/hopr/" text:style-name="Internet_20_link" text:visited-style-name="Visited_20_Internet_20_Link">https://rstudio-education.github.io/hopr/</text:a></text:p>
      <text:p text:style-name="P122"/>
      <text:p text:style-name="P123">Lovelace, R., Nowosad, J., &amp; Münchow, J. (2019). <text:span text:style-name="T53">Geocomputation with R</text:span>. CRC Press. <text:a xlink:type="simple" xlink:href="https://geocompr.robinlovelace.net/" text:style-name="Internet_20_link" text:visited-style-name="Visited_20_Internet_20_Link">https://geocompr.robinlovelace.net/</text:a></text:p>
      <text:p text:style-name="P123"/>
      <text:p text:style-name="P123"><text:span text:style-name="T55">Markdown Tutorial</text:span><text:span text:style-name="T61">. (s.f.). Recuperado 19 de marzo de 2022, de </text:span><text:a xlink:type="simple" xlink:href="https://www.markdowntutorial.com/" text:style-name="Internet_20_link" text:visited-style-name="Visited_20_Internet_20_Link"><text:span text:style-name="T61">https://www.markdowntutorial.com/</text:span></text:a></text:p>
      <text:p text:style-name="P196"><text:span text:style-name="T61"/></text:p>
      <text:p text:style-name="P125">Plotly. (2022). <text:span text:style-name="T53">Getting Started with Plotly in R</text:span>. <text:a xlink:type="simple" xlink:href="https://plotly.com/r/getting-started/" text:style-name="Internet_20_link" text:visited-style-name="Visited_20_Internet_20_Link">https://plotly.com/r/getting-started/</text:a></text:p>
      <text:p text:style-name="P125"/>
      <text:p text:style-name="P125"><text:span text:style-name="T53">Quarto - Tutorial: Hello, Quarto</text:span>. (s.f.). Recuperado 22 de agosto de 2022, de <text:a xlink:type="simple" xlink:href="https://quarto.org/docs/get-started/hello/rstudio.html" text:style-name="Internet_20_link" text:visited-style-name="Visited_20_Internet_20_Link">https://quarto.org/docs/get-started/hello/rstudio.html</text:a></text:p>
      <text:p text:style-name="P125"/>
      <text:p text:style-name="P125">Wickham, H. (2010). A Layered Grammar of Graphics. <text:span text:style-name="T53">Journal of Computational and Graphical Statistics</text:span>, <text:span text:style-name="T53">19</text:span>(1), 3-28. <text:a xlink:type="simple" xlink:href="https://doi.org/10.1198/jcgs.2009.07098" text:style-name="Internet_20_link" text:visited-style-name="Visited_20_Internet_20_Link">https://doi.org/10.1198/jcgs.2009.07098</text:a></text:p>
      <text:p text:style-name="P125"/>
      <text:p text:style-name="P125"><text:soft-page-break/>Wickham, H. (2014). Tidy Data. <text:span text:style-name="T53">Journal of Statistical Software</text:span>, <text:span text:style-name="T53">59</text:span>(1), 1-23. <text:a xlink:type="simple" xlink:href="https://doi.org/10.18637/jss.v059.i10" text:style-name="Internet_20_link" text:visited-style-name="Visited_20_Internet_20_Link">https://doi.org/10.18637/jss.v059.i10</text:a></text:p>
      <text:p text:style-name="P125"/>
      <text:p text:style-name="P119">Wickham, H., &amp; Grolemund, G. (2017). R for Data Science: Import, Tidy, Transform, Visualize, and Model Data. O’Reilly Media. <text:a xlink:type="simple" xlink:href="https://r4ds.had.co.nz/" text:style-name="Internet_20_link" text:visited-style-name="Visited_20_Internet_20_Link"><text:span text:style-name="T64">https://r4ds.had.co.nz/</text:span></text:a></text:p>
      <text:p text:style-name="P126"/>
      <text:p text:style-name="P127"><text:span text:style-name="T62">Xie, Y., Allaire, J. J., &amp; Grolemund, G. (2018). </text:span><text:span text:style-name="T63">R Markdown: The definitive guide</text:span><text:span text:style-name="T62">. CRC Press. </text:span><text:a xlink:type="simple" xlink:href="https://bookdown.org/yihui/rmarkdown/" text:style-name="Internet_20_link" text:visited-style-name="Visited_20_Internet_20_Link"><text:span text:style-name="T62">https://bookdown.org/yihui/rmarkdown/</text:span></text:a></text:p>
      <text:p text:style-name="P126"/>
      <text:p text:style-name="P127"><text:span text:style-name="Fuente_20_de_20_párrafo_20_predeter."><text:span text:style-name="T36"/></text:span></text:p>
      <text:p text:style-name="P130"><text:span text:style-name="Fuente_20_de_20_párrafo_20_predeter."><text:span text:style-name="T34">Bibliografía complementaria</text:span></text:span></text:p>
      <text:p text:style-name="P53">Atlan. (s. f.). <text:span text:style-name="T53">Free Online Course—Introduction to GIS in R</text:span>. Atlan. Recuperado 20 de marzo de 2022, de <text:a xlink:type="simple" xlink:href="https://atlan.com//courses/introduction-to-gis-r/overview/" text:style-name="Internet_20_link" text:visited-style-name="Visited_20_Internet_20_Link">https://atlan.com//courses/introduction-to-gis-r/overview/</text:a></text:p>
      <text:p text:style-name="P53"/>
      <text:p text:style-name="P121">Bivand, R. (2022). <text:span text:style-name="T53">CRAN Task View: Analysis of Spatial Data</text:span>. <text:a xlink:type="simple" xlink:href="https://CRAN.R-project.org/view=Spatial" text:style-name="Internet_20_link" text:visited-style-name="Visited_20_Internet_20_Link">https://CRAN.R-project.org/view=Spatial</text:a></text:p>
      <text:p text:style-name="P117"/>
      <text:p text:style-name="P55">Canelón, S. (2020). <text:span text:style-name="T53">An Antarctic Tour of the Tidyverse</text:span>. <text:a xlink:type="simple" xlink:href="https://spcanelon.github.io/tour-of-the-tidyverse/" text:style-name="Internet_20_link" text:visited-style-name="Visited_20_Internet_20_Link">https://spcanelon.github.io/tour-of-the-tidyverse/</text:a></text:p>
      <text:p text:style-name="P118"/>
      <text:p text:style-name="P53">Carnes, B. (2020). <text:span text:style-name="T53">Git and GitHub Crash Course</text:span>. FreeCodeCamp.Org. <text:a xlink:type="simple" xlink:href="https://www.freecodecamp.org/news/git-and-github-crash-course/" text:style-name="Internet_20_link" text:visited-style-name="Visited_20_Internet_20_Link">https://www.freecodecamp.org/news/git-and-github-crash-course/</text:a></text:p>
      <text:p text:style-name="P53"/>
      <text:p text:style-name="P53">Carrera Arias, F. J. (2020). <text:span text:style-name="T53">How to Install R on Windows, Mac OS X, and Ubuntu Tutorial</text:span>. DataCamp Community. <text:a xlink:type="simple" xlink:href="https://www.datacamp.com/community/tutorials/installing-R-windows-mac-ubuntu" text:style-name="Internet_20_link" text:visited-style-name="Visited_20_Internet_20_Link">https://www.datacamp.com/community/tutorials/installing-R-windows-mac-ubuntu</text:a></text:p>
      <text:p text:style-name="P53"/>
      <text:p text:style-name="P53">Codecademy. (s. f.). <text:span text:style-name="T53">Command Line Tutorial: Learn The Command Line</text:span>. Codecademy. Recuperado 19 de marzo de 2022, de <text:a xlink:type="simple" xlink:href="https://www.codecademy.com/learn/learn-the-command-line" text:style-name="Internet_20_link" text:visited-style-name="Visited_20_Internet_20_Link">https://www.codecademy.com/learn/learn-the-command-line</text:a></text:p>
      <text:p text:style-name="P53"/>
      <text:p text:style-name="P53">Healy, Y. H. and C. (s. f.). <text:span text:style-name="T53">From data to Viz | Find the graphic you need</text:span>. Recuperado 20 de marzo de 2022, de <text:a xlink:type="simple" xlink:href="https://www.data-to-viz.com/data-to-viz.com" text:style-name="Internet_20_link" text:visited-style-name="Visited_20_Internet_20_Link">https://www.data-to-viz.com/data-to-viz.com</text:a></text:p>
      <text:p text:style-name="P53"/>
      <text:p text:style-name="P53">Mas, J.-F. (2018). <text:span text:style-name="T53">Análisis espacial con R: Usa R como un Sistema de Información Geográfica</text:span>. European Scientific Institute. <text:a xlink:type="simple" xlink:href="http://eujournal.org/files/journals/1/books/JeanFrancoisMas.pdf" text:style-name="Internet_20_link" text:visited-style-name="Visited_20_Internet_20_Link">http://eujournal.org/files/journals/1/books/JeanFrancoisMas.pdf</text:a></text:p>
      <text:p text:style-name="P53"/>
      <text:p text:style-name="P51">Moraga, P. (2019). <text:span text:style-name="T53">Geospatial Health Data: Modeling and Visualization with R-INLA and Shiny</text:span>. Chapman &amp; Hall/CRC. <text:a xlink:type="simple" xlink:href="https://www.paulamoraga.com/book-geospatial/" text:style-name="Internet_20_link" text:visited-style-name="Visited_20_Internet_20_Link">https://www.paulamoraga.com/book-geospatial/</text:a></text:p>
      <text:p text:style-name="P54"/>
      <text:p text:style-name="P54"><text:soft-page-break/>Olaya, V. (2020). <text:span text:style-name="T53">Sistemas de Información Geográfica</text:span>. CreateSpace Independent Publishing Platform. <text:a xlink:type="simple" xlink:href="https://volaya.github.io/libro-sig/" text:style-name="Internet_20_link" text:visited-style-name="Visited_20_Internet_20_Link">https://volaya.github.io/libro-sig/</text:a></text:p>
      <text:p text:style-name="P54"/>
      <text:p text:style-name="P55">Orellana, S. (2021). <text:span text:style-name="T53">Datos espaciales con R</text:span>. <text:a xlink:type="simple" xlink:href="https://sporella.github.io/datos_espaciales_madrid/" text:style-name="Internet_20_link" text:visited-style-name="Visited_20_Internet_20_Link">https://sporella.github.io/datos_espaciales_madrid/</text:a></text:p>
      <text:p text:style-name="P118"/>
      <text:p text:style-name="P118">Pebesma, E., &amp; Bivand, R. (2022). <text:span text:style-name="T53">Spatial Data Science</text:span>. <text:a xlink:type="simple" xlink:href="https://keen-swartz-3146c4.netlify.app/" text:style-name="Internet_20_link" text:visited-style-name="Visited_20_Internet_20_Link">https://keen-swartz-3146c4.netlify.app/</text:a></text:p>
      <text:p text:style-name="P118"/>
      <text:p text:style-name="P184"><text:span text:style-name="T61">Pebesma, E., Wagner, W., Verbesselt, J., Goor, E., Briese, C., &amp; Neteler, M. (2016). </text:span><text:span text:style-name="T55">OpenEO: a GDAL for Earth Observation Analytics</text:span><text:span text:style-name="T61">. </text:span><text:a xlink:type="simple" xlink:href="https://r-spatial.org/2016/11/29/openeo.html" text:style-name="Internet_20_link" text:visited-style-name="Visited_20_Internet_20_Link"><text:span text:style-name="T61">https://r-spatial.org/2016/11/29/openeo.html</text:span></text:a></text:p>
      <text:p text:style-name="P193"/>
      <text:p text:style-name="P54">R-Ladies Global. (2020). <text:span text:style-name="T53">R-Ladies Chicago (English)—An Antarctic Tour of the Tidyverse—Silvia Canelón</text:span>. <text:a xlink:type="simple" xlink:href="https://www.youtube.com/watch?v=m_ZoMmAIx-o" text:style-name="Internet_20_link" text:visited-style-name="Visited_20_Internet_20_Link">https://www.youtube.com/watch?v=m_ZoMmAIx-o</text:a></text:p>
      <text:p text:style-name="P54"/>
      <text:p text:style-name="P54">R-Ladies Madrid. (2021). <text:span text:style-name="T53">R-Ladies Madrid (español)—Analiza datos espaciales—Stephanie Orellana</text:span>. <text:a xlink:type="simple" xlink:href="https://www.youtube.com/watch?v=59tO2ARvVVU" text:style-name="Internet_20_link" text:visited-style-name="Visited_20_Internet_20_Link">https://www.youtube.com/watch?v=59tO2ARvVVU</text:a></text:p>
      <text:p text:style-name="P54"/>
      <text:p text:style-name="P54">RStudio. (s. f.). <text:span text:style-name="T53">RStudio Cheatsheets</text:span>. Recuperado 20 de marzo de 2022, de <text:a xlink:type="simple" xlink:href="https://www.rstudio.com/resources/cheatsheets/" text:style-name="Internet_20_link" text:visited-style-name="Visited_20_Internet_20_Link">https://www.rstudio.com/resources/cheatsheets/</text:a></text:p>
      <text:p text:style-name="P54"/>
      <text:p text:style-name="P54">RStudio. (s. f.). <text:span text:style-name="T53">Using shiny with flexdashboard</text:span>. Recuperado 20 de marzo de 2022, de <text:a xlink:type="simple" xlink:href="https://rstudio.github.io/flexdashboard/articles/shiny.html" text:style-name="Internet_20_link" text:visited-style-name="Visited_20_Internet_20_Link">https://rstudio.github.io/flexdashboard/articles/shiny.html</text:a></text:p>
      <text:p text:style-name="P54"/>
      <text:p text:style-name="P54">Sabbata, S. D. (s. f.). <text:span text:style-name="T53">R for Geographic Data Science</text:span>. Recuperado 20 de marzo de 2022, de <text:a xlink:type="simple" xlink:href="https://sdesabbata.github.io/r-for-geographic-data-science/" text:style-name="Internet_20_link" text:visited-style-name="Visited_20_Internet_20_Link">https://sdesabbata.github.io/r-for-geographic-data-science/</text:a></text:p>
      <text:p text:style-name="P54"/>
      <text:p text:style-name="P51">Xie, Y., Dervieux, C., &amp; Riederer, E. (2020). <text:span text:style-name="T53">R Markdown Cookbook</text:span>. CRC Press. <text:a xlink:type="simple" xlink:href="https://bookdown.org/yihui/rmarkdown-cookbook/" text:style-name="Internet_20_link" text:visited-style-name="Visited_20_Internet_20_Link">https://bookdown.org/yihui/rmarkdown-cookbook/</text:a></text:p>
      <text:p text:style-name="P51"/>
      <text:p text:style-name="P51">Walum, H., &amp; De León, D. (s. f.). <text:span text:style-name="T53">Teacups, giraffes, &amp; statistics</text:span>. Recuperado 2 de marzo de 2020, de <text:a xlink:type="simple" xlink:href="https://tinystats.github.io/teacups-giraffes-and-statistics/" text:style-name="Internet_20_link" text:visited-style-name="Visited_20_Internet_20_Link">https://tinystats.github.io/teacups-giraffes-and-statistics/</text:a></text:p>
      <text:p text:style-name="P51"/>
      <text:p text:style-name="P51">Wickham, H. (s. f.). <text:span text:style-name="T53">Style guide · Advanced R</text:span>. Recuperado 20 de marzo de 2022, de <text:a xlink:type="simple" xlink:href="http://adv-r.had.co.nz/Style.html" text:style-name="Internet_20_link" text:visited-style-name="Visited_20_Internet_20_Link">http://adv-r.had.co.nz/Style.html</text:a></text:p>
      <text:p text:style-name="P51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color="#00000a" style:font-name="Times New Roman" fo:font-family="'Times New Roman'" style:font-family-generic="roman" style:font-pitch="variable" fo:language="es" fo:country="CR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7.2806in" fo:margin-left="-0.0819in" table:align="left"/>
    </style:style>
    <style:style style:name="Table1.A" style:family="table-column">
      <style:table-column-properties style:column-width="2.6576in"/>
    </style:style>
    <style:style style:name="Table1.B" style:family="table-column">
      <style:table-column-properties style:column-width="2.0701in"/>
    </style:style>
    <style:style style:name="Table1.C" style:family="table-column">
      <style:table-column-properties style:column-width="2.5528in"/>
    </style:style>
    <style:style style:name="Table1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MP2" style:family="paragraph" style:parent-style-name="Pie_20_de_20_página">
      <style:paragraph-properties fo:margin-left="0in" fo:margin-right="0.25in" fo:text-indent="0in" style:auto-text-indent="false"/>
    </style:style>
    <style:style style:name="MP3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4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5" style:family="paragraph" style:parent-style-name="Encabezado">
      <style:paragraph-properties fo:text-align="end" style:justify-single-word="false"/>
    </style:style>
    <style:style style:name="M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3" style:family="text">
      <style:text-properties fo:font-size="11pt" style:font-size-asian="11pt"/>
    </style:style>
    <style:style style:name="MT4" style:family="text">
      <style:text-properties fo:font-variant="small-caps" style:font-name="Calibri2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2" style:font-size-complex="4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516258229984">
            <table:table-cell table:style-name="Table1.A1" office:value-type="string">
              <text:p text:style-name="MP3"><draw:frame draw:style-name="Mfr2" draw:name="Imagen1" text:anchor-type="as-char" svg:y="0in" svg:width="1.9898in" style:rel-width="scale" svg:height="0.8016in" style:rel-height="scale" draw:z-index="9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1.A1" office:value-type="string">
              <text:p text:style-name="MP4"><text:span text:style-name="Fuente_20_de_20_párrafo_20_predeter."><text:span text:style-name="MT3">Página </text:span></text:span><text:span text:style-name="Fuente_20_de_20_párrafo_20_predeter."><text:span text:style-name="MT3"><text:page-number text:select-page="current">8</text:page-number></text:span></text:span><text:span text:style-name="Fuente_20_de_20_párrafo_20_predeter."><text:span text:style-name="MT3"><text:s/>de </text:span></text:span><text:span text:style-name="Fuente_20_de_20_párrafo_20_predeter."><text:span text:style-name="MT3"><text:page-count>10</text:page-count></text:span></text:span></text:p>
              <text:p text:style-name="MP3"/>
            </table:table-cell>
            <table:table-cell table:style-name="Table1.A1" office:value-type="string">
              <text:p text:style-name="MP5"><text:span text:style-name="Fuente_20_de_20_párrafo_20_predeter."><text:span text:style-name="MT4"/></text:span></text:p>
            </table:table-cell>
          </table:table-row>
        </table:table>
        <text:p text:style-name="Standard"/>
      </style:header>
      <style:footer>
        <text:p text:style-name="MP1"><draw:frame draw:style-name="Mfr1" draw:name="Forma1" text:anchor-type="paragraph" svg:x="-0.0972in" svg:y="0.0543in" svg:width="0.0417in" svg:height="0.1791in" draw:z-index="19"><draw:image xlink:href="Pictures/100002010000035D0000019F2A9E7BCCB108298E.png" xlink:type="simple" xlink:show="embed" xlink:actuate="onLoad" loext:mime-type="image/png"/></draw:frame><text:span text:style-name="Fuente_20_de_20_párrafo_20_predeter."><text:span text:style-name="MT1"/></text:span></text:p>
        <text:p text:style-name="MP2"><text:span text:style-name="Fuente_20_de_20_párrafo_20_predeter."><text:span text:style-name="MT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7-18T11:24:00Z</meta:creation-date>
    <dc:date>2022-08-22T14:27:53.354750138</dc:date>
    <meta:editing-cycles>160</meta:editing-cycles>
    <meta:editing-duration>PT16H48M28S</meta:editing-duration>
    <meta:document-statistic meta:table-count="5" meta:image-count="2" meta:object-count="0" meta:page-count="10" meta:paragraph-count="240" meta:word-count="2102" meta:character-count="14781" meta:non-whitespace-character-count="12960"/>
    <meta:template xlink:type="simple" xlink:actuate="onRequest" xlink:title="" xlink:href="Normal"/>
  </office:meta>
</office:document-meta>
</file>